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alibri1" svg:font-family="Calibri, sans-serif"/>
    <style:font-face style:name="Georgia" svg:font-family="Georgia, serif"/>
    <style:font-face style:name="Georgia\, serif" svg:font-family="'Georgia\, serif'"/>
    <style:font-face style:name="Helvetica Neue" svg:font-family="'Helvetica Neue', Arial, sans-serif"/>
    <style:font-face style:name="Helvetica" svg:font-family="Helvetica, Arial, sans-serif"/>
    <style:font-face style:name="Interstate-Light1" svg:font-family="Interstate-Light, serif"/>
    <style:font-face style:name="Lucida Grande1" svg:font-family="'Lucida Grande'"/>
    <style:font-face style:name="Lucida Grande" svg:font-family="'Lucida Grande', Verdana, Arial, Helvetica, sans-serif"/>
    <style:font-face style:name="Mangal1" svg:font-family="Mangal"/>
    <style:font-face style:name="Times New Roman1" svg:font-family="'Times New Roman'"/>
    <style:font-face style:name="Verdana2" svg:font-family="Verdana, Helvetica, sans-serif"/>
    <style:font-face style:name="Verdana1" svg:font-family="Verdana, sans-serif"/>
    <style:font-face style:name="arial" svg:font-family="arial, sans-serif"/>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style:line-height-at-least="0.1465in"/>
      <style:text-properties style:font-name="Verdana" fo:font-size="10pt" fo:font-weight="normal" officeooo:rsid="006778ef" officeooo:paragraph-rsid="001c5a3d" style:font-size-asian="10pt" style:font-weight-asian="normal" style:font-name-complex="Verdana" style:font-size-complex="10pt" style:font-weight-complex="normal"/>
    </style:style>
    <style:style style:name="P2" style:family="paragraph" style:parent-style-name="Normal_20__28_Web_29_">
      <style:paragraph-properties style:line-height-at-least="0.1465in"/>
      <style:text-properties style:font-name="Verdana" fo:font-size="10pt" fo:font-weight="normal" officeooo:rsid="006778ef" officeooo:paragraph-rsid="0022fa9f" style:font-size-asian="10pt" style:font-weight-asian="normal" style:font-name-complex="Verdana" style:font-size-complex="10pt" style:font-weight-complex="normal"/>
    </style:style>
    <style:style style:name="P3" style:family="paragraph" style:parent-style-name="Normal_20__28_Web_29_">
      <style:paragraph-properties style:line-height-at-least="0.1465in"/>
      <style:text-properties style:font-name="Verdana" fo:font-size="10pt" fo:font-weight="normal" officeooo:rsid="0068523c" officeooo:paragraph-rsid="001c5a3d" style:font-size-asian="10pt" style:font-weight-asian="normal" style:font-name-complex="Verdana" style:font-size-complex="10pt" style:font-weight-complex="normal"/>
    </style:style>
    <style:style style:name="P4" style:family="paragraph" style:parent-style-name="Normal_20__28_Web_29_">
      <style:paragraph-properties style:line-height-at-least="0.1465in"/>
      <style:text-properties style:font-name="Verdana" fo:font-size="10pt" fo:font-weight="bold" officeooo:rsid="000a3927" officeooo:paragraph-rsid="001c5a3d" style:font-size-asian="10pt" style:font-weight-asian="bold" style:font-name-complex="Verdana" style:font-size-complex="10pt" style:font-weight-complex="bold"/>
    </style:style>
    <style:style style:name="P5" style:family="paragraph" style:parent-style-name="Normal_20__28_Web_29_">
      <style:paragraph-properties style:line-height-at-least="0.1465in" fo:orphans="0" fo:widows="0"/>
      <style:text-properties fo:color="#333333" style:font-name="Verdana" fo:font-size="10pt" fo:font-weight="normal" officeooo:rsid="006778ef" officeooo:paragraph-rsid="0022fa9f" style:font-size-asian="10pt" style:font-weight-asian="normal" style:font-name-complex="Verdana" style:font-size-complex="10pt" style:font-weight-complex="normal"/>
    </style:style>
    <style:style style:name="P6" style:family="paragraph" style:parent-style-name="Normal_20__28_Web_29_">
      <style:paragraph-properties style:line-height-at-least="0.1465in" fo:break-before="page"/>
      <style:text-properties style:font-name="Verdana" fo:font-size="10pt" fo:font-weight="bold" officeooo:rsid="000a3927" officeooo:paragraph-rsid="001c5a3d" style:font-size-asian="10pt" style:font-weight-asian="bold" style:font-name-complex="Verdana" style:font-size-complex="10pt" style:font-weight-complex="bold"/>
    </style:style>
    <style:style style:name="P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style:font-name="Verdana" fo:font-size="10pt" fo:font-weight="normal" officeooo:rsid="00756610" officeooo:paragraph-rsid="001c5a3d" style:font-size-asian="10pt" style:font-weight-asian="normal" style:font-name-complex="Verdana" style:font-size-complex="10pt" style:font-weight-complex="normal"/>
    </style:style>
    <style:style style:name="P8" style:family="paragraph" style:parent-style-name="Heading_20_6">
      <style:paragraph-properties fo:margin-left="0in" fo:margin-right="0in" fo:margin-top="0in" fo:margin-bottom="0in" style:contextual-spacing="false" fo:text-indent="0in" style:auto-text-indent="false" fo:padding="0in" fo:border="none"/>
      <style:text-properties fo:text-transform="uppercase" fo:color="#000000" style:font-name="inherit" fo:font-size="9pt" fo:font-weight="normal"/>
    </style:style>
    <style:style style:name="P9" style:family="paragraph" style:parent-style-name="Heading_20_6">
      <style:paragraph-properties fo:margin-left="0in" fo:margin-right="0in" fo:margin-top="0in" fo:margin-bottom="0.052in" style:contextual-spacing="false" fo:text-indent="0in" style:auto-text-indent="false" fo:padding="0in" fo:border="none"/>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size="12pt" officeooo:paragraph-rsid="001b6d43" style:font-size-asian="12pt" style:font-size-complex="12pt"/>
    </style:style>
    <style:style style:name="P12" style:family="paragraph" style:parent-style-name="Text_20_body">
      <style:paragraph-properties style:line-height-at-least="0.1465in"/>
      <style:text-properties style:font-name="Times New Roman" fo:font-size="12pt" officeooo:paragraph-rsid="0022fb78" style:font-size-asian="12pt" style:font-size-complex="12pt"/>
    </style:style>
    <style:style style:name="P13" style:family="paragraph" style:parent-style-name="Text_20_body">
      <style:text-properties style:font-name="Times New Roman" fo:font-size="12pt" officeooo:paragraph-rsid="0022fb78" style:font-size-asian="12pt" style:font-size-complex="12pt"/>
    </style:style>
    <style:style style:name="P14" style:family="paragraph" style:parent-style-name="Text_20_body">
      <style:paragraph-properties fo:line-height="200%" fo:orphans="0" fo:widows="0"/>
      <style:text-properties style:font-name="Times New Roman" fo:font-size="12pt" officeooo:paragraph-rsid="0022fb78" style:font-size-asian="12pt" style:font-size-complex="12pt"/>
    </style:style>
    <style:style style:name="P15" style:family="paragraph" style:parent-style-name="Text_20_body">
      <style:paragraph-properties fo:line-height="200%" fo:orphans="0" fo:widows="0"/>
      <style:text-properties style:font-name="Times New Roman" fo:font-size="12pt" officeooo:paragraph-rsid="00241e41" style:font-size-asian="12pt" style:font-size-complex="12pt"/>
    </style:style>
    <style:style style:name="P16" style:family="paragraph" style:parent-style-name="Text_20_body">
      <style:paragraph-properties fo:line-height="200%" fo:orphans="0" fo:widows="0"/>
      <style:text-properties style:font-name="Times New Roman" fo:font-size="12pt" officeooo:paragraph-rsid="0024c238" style:font-size-asian="12pt" style:font-size-complex="12pt"/>
    </style:style>
    <style:style style:name="P17" style:family="paragraph" style:parent-style-name="Text_20_body">
      <style:text-properties style:font-name="Times New Roman" fo:font-size="12pt" officeooo:paragraph-rsid="00241e41" style:font-size-asian="12pt" style:font-size-complex="12pt"/>
    </style:style>
    <style:style style:name="P18" style:family="paragraph" style:parent-style-name="Text_20_body">
      <style:paragraph-properties style:line-height-at-least="0.2189in" fo:orphans="0" fo:widows="0"/>
      <style:text-properties style:font-name="Times New Roman" fo:font-size="12pt" officeooo:paragraph-rsid="00241e41" style:font-size-asian="12pt" style:font-size-complex="12pt"/>
    </style:style>
    <style:style style:name="P19" style:family="paragraph" style:parent-style-name="Text_20_body">
      <style:paragraph-properties style:line-height-at-least="0.2189in"/>
      <style:text-properties style:font-name="Times New Roman" fo:font-size="12pt" officeooo:paragraph-rsid="00241e41" style:font-size-asian="12pt" style:font-size-complex="12pt"/>
    </style:style>
    <style:style style:name="P20" style:family="paragraph" style:parent-style-name="Text_20_body">
      <style:text-properties style:font-name="Times New Roman" fo:font-size="12pt" officeooo:paragraph-rsid="0024c238" style:font-size-asian="12pt" style:font-size-complex="12pt"/>
    </style:style>
    <style:style style:name="P21" style:family="paragraph" style:parent-style-name="Text_20_body">
      <style:text-properties officeooo:paragraph-rsid="001b6d43"/>
    </style:style>
    <style:style style:name="P22" style:family="paragraph" style:parent-style-name="Text_20_body">
      <style:text-properties fo:color="#000000" officeooo:paragraph-rsid="001c5a3d"/>
    </style:style>
    <style:style style:name="P23" style:family="paragraph" style:parent-style-name="Text_20_body">
      <style:paragraph-properties style:line-height-at-least="0.1465in"/>
      <style:text-properties style:font-name="Verdana1" fo:font-size="10pt" officeooo:paragraph-rsid="001c5a3d"/>
    </style:style>
    <style:style style:name="P24" style:family="paragraph" style:parent-style-name="Text_20_body">
      <style:paragraph-properties style:line-height-at-least="0.1465in"/>
      <style:text-properties style:font-name="Verdana1" fo:font-size="10pt" officeooo:paragraph-rsid="001e0995"/>
    </style:style>
    <style:style style:name="P25" style:family="paragraph" style:parent-style-name="Text_20_body">
      <style:paragraph-properties style:line-height-at-least="0.1465in" fo:orphans="0" fo:widows="0"/>
      <style:text-properties style:font-name="Verdana1" fo:font-size="10pt" officeooo:paragraph-rsid="001e0995"/>
    </style:style>
    <style:style style:name="P26" style:family="paragraph" style:parent-style-name="Text_20_body">
      <style:paragraph-properties style:line-height-at-least="0.1465in" fo:orphans="0" fo:widows="0"/>
      <style:text-properties style:font-name="Verdana1" fo:font-size="10pt" officeooo:paragraph-rsid="002000ee"/>
    </style:style>
    <style:style style:name="P27" style:family="paragraph" style:parent-style-name="Text_20_body">
      <style:paragraph-properties style:line-height-at-least="0.1465in" fo:orphans="0" fo:widows="0"/>
      <style:text-properties style:font-name="Verdana1" fo:font-size="10pt" officeooo:paragraph-rsid="0024c238"/>
    </style:style>
    <style:style style:name="P28" style:family="paragraph" style:parent-style-name="Text_20_body">
      <style:paragraph-properties style:line-height-at-least="0.1465in"/>
      <style:text-properties style:font-name="Verdana1" fo:font-size="10pt" officeooo:paragraph-rsid="0024c238"/>
    </style:style>
    <style:style style:name="P29" style:family="paragraph" style:parent-style-name="Text_20_body">
      <style:paragraph-properties style:line-height-at-least="0.1465in"/>
      <style:text-properties style:font-name="Verdana1" fo:font-size="10pt" officeooo:paragraph-rsid="001c5a3d" style:font-size-asian="12pt"/>
    </style:style>
    <style:style style:name="P30" style:family="paragraph" style:parent-style-name="Text_20_body">
      <style:paragraph-properties style:line-height-at-least="0.1465in"/>
      <style:text-properties officeooo:paragraph-rsid="001c5a3d"/>
    </style:style>
    <style:style style:name="P31" style:family="paragraph" style:parent-style-name="Text_20_body">
      <style:paragraph-properties style:line-height-at-least="0.1465in"/>
      <style:text-properties officeooo:paragraph-rsid="001e0995"/>
    </style:style>
    <style:style style:name="P32" style:family="paragraph" style:parent-style-name="Text_20_body">
      <style:paragraph-properties style:line-height-at-least="0.2189in"/>
      <style:text-properties fo:color="#333333" style:font-name="Lucida Grande1" fo:font-size="11pt" officeooo:paragraph-rsid="001c5a3d"/>
    </style:style>
    <style:style style:name="P33" style:family="paragraph" style:parent-style-name="Text_20_body">
      <style:paragraph-properties style:line-height-at-least="0.2189in"/>
      <style:text-properties fo:color="#333333" style:font-name="Lucida Grande1" fo:font-size="11pt" officeooo:paragraph-rsid="00207e54"/>
    </style:style>
    <style:style style:name="P34" style:family="paragraph" style:parent-style-name="Text_20_body">
      <style:paragraph-properties style:line-height-at-least="0.2189in" fo:orphans="0" fo:widows="0"/>
      <style:text-properties fo:color="#333333" style:font-name="Lucida Grande1" fo:font-size="11pt" officeooo:paragraph-rsid="00207e54"/>
    </style:style>
    <style:style style:name="P35" style:family="paragraph" style:parent-style-name="Text_20_body">
      <style:paragraph-properties fo:line-height="100%"/>
      <style:text-properties fo:color="#333333" style:font-name="Lucida Grande1" fo:font-size="11pt" officeooo:paragraph-rsid="00207e54"/>
    </style:style>
    <style:style style:name="P36" style:family="paragraph" style:parent-style-name="Text_20_body">
      <style:paragraph-properties style:line-height-at-least="0.2189in"/>
      <style:text-properties fo:color="#333333" style:font-name="Times New Roman" fo:font-size="12pt" officeooo:paragraph-rsid="0024c238" style:font-size-asian="12pt" style:font-size-complex="12pt"/>
    </style:style>
    <style:style style:name="P37" style:family="paragraph" style:parent-style-name="Text_20_body">
      <style:paragraph-properties style:line-height-at-least="0.2189in"/>
      <style:text-properties officeooo:paragraph-rsid="001c5a3d"/>
    </style:style>
    <style:style style:name="P38" style:family="paragraph" style:parent-style-name="Text_20_body">
      <style:paragraph-properties style:line-height-at-least="0.2189in" fo:orphans="0" fo:widows="0"/>
      <style:text-properties officeooo:paragraph-rsid="00207e54"/>
    </style:style>
    <style:style style:name="P39" style:family="paragraph" style:parent-style-name="Text_20_body">
      <style:paragraph-properties style:line-height-at-least="0.2189in" fo:orphans="0" fo:widows="0"/>
      <style:text-properties officeooo:paragraph-rsid="0022fa9f"/>
    </style:style>
    <style:style style:name="P40" style:family="paragraph" style:parent-style-name="Text_20_body">
      <style:paragraph-properties style:line-height-at-least="0.2189in"/>
      <style:text-properties officeooo:paragraph-rsid="00207e54"/>
    </style:style>
    <style:style style:name="P41" style:family="paragraph" style:parent-style-name="Text_20_body">
      <style:paragraph-properties style:line-height-at-least="0.2189in"/>
      <style:text-properties officeooo:paragraph-rsid="0022fa9f"/>
    </style:style>
    <style:style style:name="P42" style:family="paragraph" style:parent-style-name="Text_20_body">
      <style:paragraph-properties style:line-height-at-least="0.2189in"/>
      <style:text-properties fo:color="#343434" officeooo:paragraph-rsid="001c5a3d" fo:background-color="#ffffff"/>
    </style:style>
    <style:style style:name="P43" style:family="paragraph" style:parent-style-name="Text_20_body">
      <style:text-properties officeooo:paragraph-rsid="001c5a3d"/>
    </style:style>
    <style:style style:name="P44" style:family="paragraph" style:parent-style-name="Text_20_body">
      <style:paragraph-properties fo:line-height="200%" fo:orphans="0" fo:widows="0"/>
      <style:text-properties officeooo:paragraph-rsid="0024c238"/>
    </style:style>
    <style:style style:name="P45" style:family="paragraph" style:parent-style-name="Text_20_body">
      <style:paragraph-properties fo:line-height="100%" fo:orphans="0" fo:widows="0"/>
      <style:text-properties officeooo:paragraph-rsid="001c5a3d"/>
    </style:style>
    <style:style style:name="P46" style:family="paragraph" style:parent-style-name="Text_20_body">
      <style:paragraph-properties fo:line-height="100%" fo:orphans="0" fo:widows="0"/>
      <style:text-properties officeooo:paragraph-rsid="001e0995"/>
    </style:style>
    <style:style style:name="P47" style:family="paragraph" style:parent-style-name="Text_20_body">
      <style:text-properties officeooo:paragraph-rsid="001e0995"/>
    </style:style>
    <style:style style:name="P48" style:family="paragraph" style:parent-style-name="Text_20_body">
      <style:text-properties officeooo:paragraph-rsid="002000ee"/>
    </style:style>
    <style:style style:name="P49" style:family="paragraph" style:parent-style-name="Text_20_body">
      <style:text-properties officeooo:paragraph-rsid="0022fb78"/>
    </style:style>
    <style:style style:name="P50" style:family="paragraph" style:parent-style-name="Text_20_body">
      <style:text-properties officeooo:paragraph-rsid="00241e41"/>
    </style:style>
    <style:style style:name="P51" style:family="paragraph" style:parent-style-name="Text_20_body">
      <style:text-properties officeooo:paragraph-rsid="0024c238"/>
    </style:style>
    <style:style style:name="P52"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3pt" officeooo:paragraph-rsid="001c5a3d"/>
    </style:style>
    <style:style style:name="P53" style:family="paragraph" style:parent-style-name="Text_20_body" style:list-style-name="L2">
      <style:paragraph-properties fo:margin-left="0in" fo:margin-right="0in" fo:text-indent="0in" style:auto-text-indent="false"/>
      <style:text-properties officeooo:paragraph-rsid="001c5a3d"/>
    </style:style>
    <style:style style:name="P54" style:family="paragraph" style:parent-style-name="Text_20_body">
      <style:paragraph-properties fo:margin-left="0in" fo:margin-right="0in" fo:margin-top="0.1043in" fo:margin-bottom="0.1043in" style:contextual-spacing="false" fo:text-indent="0in" style:auto-text-indent="false"/>
      <style:text-properties fo:color="#000000" fo:font-size="10.5pt" officeooo:paragraph-rsid="001c5a3d"/>
    </style:style>
    <style:style style:name="P5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1c5a3d" style:font-size-asian="10pt" style:font-name-complex="Verdana" style:font-size-complex="10pt"/>
    </style:style>
    <style:style style:name="P56" style:family="paragraph" style:parent-style-name="Text_20_body">
      <style:paragraph-properties fo:margin-left="0in" fo:margin-right="0in" fo:margin-top="0in" fo:margin-bottom="0in" style:contextual-spacing="false" style:line-height-at-least="0.1465in" fo:text-indent="0in" style:auto-text-indent="false" fo:background-color="#ffffff">
        <style:background-image/>
      </style:paragraph-properties>
      <style:text-properties fo:color="#000000" style:text-position="33% 80%" style:font-name="Times New Roman" fo:font-size="10pt" officeooo:rsid="0018a024" officeooo:paragraph-rsid="001c5a3d" style:font-size-asian="12pt" style:font-size-complex="12pt"/>
    </style:style>
    <style:style style:name="P5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officeooo:rsid="001984cb" officeooo:paragraph-rsid="001c5a3d"/>
    </style:style>
    <style:style style:name="P5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officeooo:paragraph-rsid="001c5a3d"/>
    </style:style>
    <style:style style:name="P5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text-position="33% 80%" fo:font-size="10pt" officeooo:rsid="0018a024" officeooo:paragraph-rsid="001c5a3d"/>
    </style:style>
    <style:style style:name="P60" style:family="paragraph" style:parent-style-name="Text_20_body">
      <style:paragraph-properties fo:margin-left="0in" fo:margin-right="0in" fo:margin-top="0in" fo:margin-bottom="0.1043in" style:contextual-spacing="false" style:line-height-at-least="0.1465in" fo:text-indent="0in" style:auto-text-indent="false" fo:background-color="#ffffff">
        <style:background-image/>
      </style:paragraph-properties>
      <style:text-properties fo:color="#000000" style:text-position="33% 80%" fo:font-size="10pt" officeooo:rsid="0018a024" officeooo:paragraph-rsid="001c5a3d"/>
    </style:style>
    <style:style style:name="P61"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officeooo:paragraph-rsid="001c5a3d"/>
    </style:style>
    <style:style style:name="P62"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rsid="001519de" officeooo:paragraph-rsid="001c5a3d" style:font-size-asian="10pt" style:font-weight-asian="normal" style:font-name-complex="Verdana" style:font-size-complex="10pt" style:font-weight-complex="normal"/>
    </style:style>
    <style:style style:name="P63"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01c5a3d" style:font-size-asian="10pt" style:font-size-complex="10pt"/>
    </style:style>
    <style:style style:name="P64"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color="#000000" style:font-name="Times New Roman" fo:font-size="10pt" officeooo:rsid="00f84311" officeooo:paragraph-rsid="001c5a3d" style:font-size-asian="10pt" style:font-size-complex="10pt"/>
    </style:style>
    <style:style style:name="P65" style:family="paragraph" style:parent-style-name="Text_20_body">
      <style:paragraph-properties fo:break-before="page"/>
      <style:text-properties style:font-name="Times New Roman" fo:font-size="12pt" style:font-size-asian="12pt" style:font-size-complex="12pt"/>
    </style:style>
    <style:style style:name="P66" style:family="paragraph" style:parent-style-name="Text_20_body">
      <style:paragraph-properties style:line-height-at-least="0.1465in" fo:break-before="page"/>
      <style:text-properties style:font-name="Verdana1" fo:font-size="10pt" fo:font-weight="bold" officeooo:paragraph-rsid="001c5a3d"/>
    </style:style>
    <style:style style:name="P67" style:family="paragraph" style:parent-style-name="Text_20_body">
      <style:paragraph-properties fo:margin-top="0in" fo:margin-bottom="0in" style:contextual-spacing="false"/>
      <style:text-properties fo:color="#000000" style:font-name="Verdana1" fo:font-size="10pt" officeooo:paragraph-rsid="001c5a3d"/>
    </style:style>
    <style:style style:name="P68" style:family="paragraph" style:parent-style-name="Text_20_body">
      <style:paragraph-properties fo:margin-top="0in" fo:margin-bottom="0in" style:contextual-spacing="false"/>
      <style:text-properties officeooo:paragraph-rsid="001c5a3d"/>
    </style:style>
    <style:style style:name="P69" style:family="paragraph" style:parent-style-name="Text_20_body">
      <style:paragraph-properties fo:margin-top="0in" fo:margin-bottom="0in" style:contextual-spacing="false" fo:line-height="100%" fo:orphans="0" fo:widows="0"/>
      <style:text-properties officeooo:paragraph-rsid="00207e54"/>
    </style:style>
    <style:style style:name="P70" style:family="paragraph" style:parent-style-name="Text_20_body">
      <style:paragraph-properties fo:margin-left="0.0209in" fo:margin-right="0in" fo:text-indent="0in" style:auto-text-indent="false"/>
      <style:text-properties officeooo:paragraph-rsid="001c5a3d"/>
    </style:style>
    <style:style style:name="P71" style:family="paragraph" style:parent-style-name="Text_20_body">
      <style:paragraph-properties fo:margin-top="0in" fo:margin-bottom="0.139in" style:contextual-spacing="false" fo:line-height="115%"/>
      <style:text-properties fo:font-size="10pt" officeooo:rsid="00f84311" officeooo:paragraph-rsid="001c5a3d"/>
    </style:style>
    <style:style style:name="P72"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paragraph-rsid="001c5a3d"/>
    </style:style>
    <style:style style:name="P73"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333333" style:font-name="Arial1" fo:font-size="10.5pt" fo:letter-spacing="normal" fo:font-style="normal" fo:font-weight="bold" officeooo:rsid="001519de" officeooo:paragraph-rsid="001c5a3d" style:font-size-asian="10pt" style:font-weight-asian="normal" style:font-name-complex="Verdana" style:font-size-complex="10pt" style:font-weight-complex="normal"/>
    </style:style>
    <style:style style:name="P74" style:family="paragraph" style:parent-style-name="Standard" style:list-style-name="L1">
      <style:paragraph-properties fo:text-align="start" style:justify-single-word="false"/>
      <style:text-properties fo:color="#272525" style:font-name="EspritMath" fo:font-size="9.5pt" officeooo:paragraph-rsid="001c5a3d" style:font-size-asian="9.5pt"/>
    </style:style>
    <style:style style:name="P75" style:family="paragraph" style:parent-style-name="Standard">
      <style:paragraph-properties fo:text-align="start" style:justify-single-word="false"/>
      <style:text-properties fo:color="#272525" style:font-name="EspritMath" fo:font-size="9.5pt" officeooo:paragraph-rsid="001c5a3d" style:font-size-asian="9.5pt"/>
    </style:style>
    <style:style style:name="P76" style:family="paragraph" style:parent-style-name="Standard">
      <style:paragraph-properties fo:text-align="start" style:justify-single-word="false"/>
      <style:text-properties fo:color="#272525" style:font-name="EspritMath" fo:font-size="9pt" officeooo:paragraph-rsid="001c5a3d" style:font-size-asian="9pt"/>
    </style:style>
    <style:style style:name="P77"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01c5a3d" style:font-size-asian="9pt" style:font-weight-asian="bold" style:font-name-complex="Verdana" style:font-size-complex="9pt" style:font-weight-complex="normal"/>
    </style:style>
    <style:style style:name="P78" style:family="paragraph" style:parent-style-name="Standard" style:list-style-name="L1">
      <style:paragraph-properties fo:text-align="start" style:justify-single-word="false"/>
      <style:text-properties fo:color="#272525" style:font-name="Interstate-RegularItalic" fo:font-size="10pt" fo:font-style="italic" officeooo:paragraph-rsid="001c5a3d" style:font-size-asian="10pt" style:font-style-asian="italic"/>
    </style:style>
    <style:style style:name="P79" style:family="paragraph" style:parent-style-name="Standard" style:list-style-name="L1">
      <style:paragraph-properties fo:text-align="start" style:justify-single-word="false"/>
      <style:text-properties fo:color="#272525" style:font-name="Interstate-Light" fo:font-size="12pt" officeooo:paragraph-rsid="001c5a3d" style:font-size-asian="12pt"/>
    </style:style>
    <style:style style:name="P80" style:family="paragraph" style:parent-style-name="Standard" style:list-style-name="L1">
      <style:paragraph-properties fo:text-align="start" style:justify-single-word="false"/>
      <style:text-properties fo:color="#272525" style:font-name="Interstate-Bold" fo:font-size="14pt" fo:font-weight="bold" officeooo:paragraph-rsid="001c5a3d" style:font-size-asian="14pt" style:font-weight-asian="bold"/>
    </style:style>
    <style:style style:name="P81" style:family="paragraph" style:parent-style-name="Standard">
      <style:paragraph-properties fo:text-align="start" style:justify-single-word="false"/>
      <style:text-properties fo:color="#272525" style:font-name="HelveticaNeue-Roman" fo:font-size="6pt" officeooo:paragraph-rsid="001c5a3d" style:font-size-asian="6pt"/>
    </style:style>
    <style:style style:name="P82" style:family="paragraph" style:parent-style-name="Standard">
      <style:paragraph-properties fo:text-align="start" style:justify-single-word="false"/>
      <style:text-properties fo:color="#272525" style:font-name="EspritMathBookItalic" fo:font-size="9pt" fo:font-style="italic" officeooo:paragraph-rsid="001c5a3d" style:font-size-asian="9pt" style:font-style-asian="italic"/>
    </style:style>
    <style:style style:name="P83" style:family="paragraph" style:parent-style-name="Standard" style:list-style-name="L1">
      <style:paragraph-properties fo:text-align="start" style:justify-single-word="false"/>
      <style:text-properties officeooo:paragraph-rsid="001c5a3d"/>
    </style:style>
    <style:style style:name="P84" style:family="paragraph" style:parent-style-name="Standard">
      <style:paragraph-properties fo:text-align="start" style:justify-single-word="false"/>
      <style:text-properties officeooo:paragraph-rsid="001c5a3d"/>
    </style:style>
    <style:style style:name="P85" style:family="paragraph" style:parent-style-name="Standard">
      <style:paragraph-properties fo:line-height="200%" fo:orphans="0" fo:widows="0">
        <style:tab-stops>
          <style:tab-stop style:position="0.5in"/>
        </style:tab-stops>
      </style:paragraph-properties>
      <style:text-properties officeooo:paragraph-rsid="001c5a3d"/>
    </style:style>
    <style:style style:name="P86" style:family="paragraph" style:parent-style-name="Standard">
      <style:paragraph-properties fo:line-height="200%" fo:orphans="0" fo:widows="0"/>
      <style:text-properties officeooo:paragraph-rsid="001c5a3d"/>
    </style:style>
    <style:style style:name="P87" style:family="paragraph" style:parent-style-name="Standard">
      <style:paragraph-properties fo:line-height="200%" fo:orphans="0" fo:widows="0"/>
      <style:text-properties officeooo:paragraph-rsid="001e0995"/>
    </style:style>
    <style:style style:name="P88" style:family="paragraph" style:parent-style-name="Standard">
      <style:paragraph-properties fo:line-height="200%" fo:orphans="0" fo:widows="0"/>
      <style:text-properties officeooo:paragraph-rsid="00207e54"/>
    </style:style>
    <style:style style:name="P89" style:family="paragraph" style:parent-style-name="Standard">
      <style:paragraph-properties fo:line-height="200%" fo:orphans="0" fo:widows="0"/>
      <style:text-properties officeooo:paragraph-rsid="00227a7c"/>
    </style:style>
    <style:style style:name="P90" style:family="paragraph" style:parent-style-name="Standard">
      <style:paragraph-properties fo:line-height="200%" fo:orphans="0" fo:widows="0"/>
      <style:text-properties officeooo:paragraph-rsid="00241e41"/>
    </style:style>
    <style:style style:name="P91" style:family="paragraph" style:parent-style-name="Standard">
      <style:paragraph-properties fo:line-height="200%" fo:orphans="0" fo:widows="0"/>
      <style:text-properties officeooo:paragraph-rsid="0024c238"/>
    </style:style>
    <style:style style:name="P92" style:family="paragraph" style:parent-style-name="Standard">
      <style:paragraph-properties fo:line-height="200%"/>
      <style:text-properties officeooo:paragraph-rsid="001c5a3d"/>
    </style:style>
    <style:style style:name="P93" style:family="paragraph" style:parent-style-name="Standard">
      <style:paragraph-properties fo:line-height="200%"/>
      <style:text-properties officeooo:paragraph-rsid="001e0995"/>
    </style:style>
    <style:style style:name="P94" style:family="paragraph" style:parent-style-name="Standard">
      <style:paragraph-properties fo:line-height="200%" fo:orphans="0" fo:widows="0"/>
      <style:text-properties fo:font-size="12pt" officeooo:paragraph-rsid="001c5a3d" style:font-size-asian="12pt"/>
    </style:style>
    <style:style style:name="P95" style:family="paragraph" style:parent-style-name="Standard">
      <style:paragraph-properties fo:line-height="200%" fo:orphans="0" fo:widows="0"/>
      <style:text-properties fo:font-size="12pt" officeooo:paragraph-rsid="00227a7c" style:font-size-asian="12pt"/>
    </style:style>
    <style:style style:name="P96" style:family="paragraph" style:parent-style-name="Standard">
      <style:paragraph-properties fo:line-height="100%" fo:orphans="0" fo:widows="0"/>
      <style:text-properties fo:font-size="12pt" officeooo:paragraph-rsid="001c5a3d" style:font-size-asian="12pt"/>
    </style:style>
    <style:style style:name="P97" style:family="paragraph" style:parent-style-name="Standard">
      <style:paragraph-properties fo:line-height="100%" fo:orphans="0" fo:widows="0"/>
      <style:text-properties style:font-name="Verdana1" fo:font-size="10pt" officeooo:paragraph-rsid="001c5a3d"/>
    </style:style>
    <style:style style:name="P98" style:family="paragraph" style:parent-style-name="Standard">
      <style:paragraph-properties fo:line-height="100%" fo:orphans="0" fo:widows="0"/>
      <style:text-properties officeooo:paragraph-rsid="001e0995"/>
    </style:style>
    <style:style style:name="P99" style:family="paragraph" style:parent-style-name="Standard">
      <style:paragraph-properties fo:line-height="100%" fo:orphans="0" fo:widows="0"/>
      <style:text-properties officeooo:paragraph-rsid="00207e54"/>
    </style:style>
    <style:style style:name="P100" style:family="paragraph" style:parent-style-name="Standard">
      <style:text-properties officeooo:paragraph-rsid="001e0995"/>
    </style:style>
    <style:style style:name="P101" style:family="paragraph" style:parent-style-name="Standard">
      <style:paragraph-properties fo:margin-left="0in" fo:margin-right="0in" fo:margin-top="0in" fo:margin-bottom="0in" style:contextual-spacing="false" style:line-height-at-least="0.1465in" fo:text-align="start" style:justify-single-word="false" fo:text-indent="0in" style:auto-text-indent="false" fo:background-color="#ffffff">
        <style:background-image/>
      </style:paragraph-properties>
      <style:text-properties fo:color="#272525" style:text-position="33% 80%" style:font-name="Interstate-RegularItalic" fo:font-size="10pt" fo:font-style="italic" officeooo:rsid="0018a024" officeooo:paragraph-rsid="001c5a3d" style:font-size-asian="10pt" style:font-style-asian="italic" style:font-size-complex="12pt"/>
    </style:style>
    <style:style style:name="P102" style:family="paragraph" style:parent-style-name="Standard">
      <style:paragraph-properties fo:margin-left="0in" fo:margin-right="0in" fo:margin-top="0in" fo:margin-bottom="0in" style:contextual-spacing="false" style:line-height-at-least="0.1465in" fo:text-align="start" style:justify-single-word="false" fo:text-indent="0in" style:auto-text-indent="false" fo:background-color="#ffffff">
        <style:background-image/>
      </style:paragraph-properties>
      <style:text-properties fo:color="#272525" style:text-position="33% 80%" style:font-name="Times New Roman" fo:font-size="10pt" fo:font-style="italic" fo:font-weight="bold" officeooo:rsid="000def0d" officeooo:paragraph-rsid="001c5a3d" style:font-size-asian="8.75pt" style:font-style-asian="italic" style:font-weight-asian="bold" style:font-name-complex="Verdana" style:font-size-complex="10pt" style:font-weight-complex="normal"/>
    </style:style>
    <style:style style:name="P103"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01c5a3d" style:font-size-asian="10pt" style:font-weight-asian="normal" style:font-name-complex="Verdana" style:font-size-complex="10pt" style:font-weight-complex="normal"/>
    </style:style>
    <style:style style:name="P104" style:family="paragraph" style:parent-style-name="Standard">
      <style:paragraph-properties fo:margin-left="0in" fo:margin-right="0in" fo:margin-top="0in" fo:margin-bottom="0.139in" style:contextual-spacing="false" fo:line-height="115%" fo:text-align="start" style:justify-single-word="false" fo:orphans="0" fo:widows="0" fo:text-indent="0in" style:auto-text-indent="false" fo:background-color="#ffffff" fo:padding="0in" fo:border="none">
        <style:background-image/>
      </style:paragraph-properties>
      <style:text-properties fo:font-variant="normal" fo:text-transform="none" fo:color="#000000" style:text-position="33% 80%" style:font-name="Verdana" fo:font-size="10pt" fo:letter-spacing="normal" fo:font-style="normal" fo:font-weight="normal" officeooo:rsid="00756610" officeooo:paragraph-rsid="001c5a3d" style:font-size-asian="10pt" style:font-style-asian="italic" style:font-weight-asian="bold" style:font-name-complex="Verdana" style:font-size-complex="10pt" style:font-weight-complex="normal"/>
    </style:style>
    <style:style style:name="P105" style:family="paragraph" style:parent-style-name="Standard">
      <style:paragraph-properties fo:margin-left="0in" fo:margin-right="0in" fo:margin-top="0in" fo:margin-bottom="0.139in" style:contextual-spacing="false" fo:line-height="115%" fo:text-align="start" style:justify-single-word="false" fo:orphans="0" fo:widows="0" fo:text-indent="0in" style:auto-text-indent="false" fo:background-color="#ffffff" fo:padding="0in" fo:border="none">
        <style:background-image/>
      </style:paragraph-properties>
      <style:text-properties fo:font-variant="normal" fo:text-transform="none" fo:color="#000000" style:text-position="33% 80%" style:font-name="Verdana" fo:font-size="10pt" fo:letter-spacing="normal" fo:font-style="normal" fo:font-weight="normal" officeooo:rsid="00756610" officeooo:paragraph-rsid="0022fb78" style:font-size-asian="10pt" style:font-style-asian="italic" style:font-weight-asian="bold" style:font-name-complex="Verdana" style:font-size-complex="10pt" style:font-weight-complex="normal"/>
    </style:style>
    <style:style style:name="P106" style:family="paragraph" style:parent-style-name="Standard">
      <style:paragraph-properties fo:line-height="200%" fo:orphans="0" fo:widows="0" style:shadow="none"/>
      <style:text-properties officeooo:paragraph-rsid="001c5a3d"/>
    </style:style>
    <style:style style:name="T1" style:family="text">
      <style:text-properties officeooo:rsid="01aee8ee"/>
    </style:style>
    <style:style style:name="T2" style:family="text">
      <style:text-properties fo:font-variant="normal" fo:text-transform="none" fo:color="#000000" style:font-name="Verdana" fo:font-size="10pt" fo:letter-spacing="normal" fo:font-style="normal" fo:font-weight="normal" officeooo:rsid="00756610" style:font-size-asian="10pt" style:font-name-complex="Verdana" style:font-size-complex="10pt"/>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5" style:family="text">
      <style:text-properties fo:font-variant="normal" fo:text-transform="none" fo:color="#000000" fo:letter-spacing="normal" fo:font-style="normal" fo:font-weight="normal" officeooo:rsid="00bfa6cc" style:font-weight-asian="normal" style:font-name-complex="Verdana" style:font-weight-complex="normal"/>
    </style:style>
    <style:style style:name="T6" style:family="text">
      <style:text-properties fo:font-variant="normal" fo:text-transform="none" fo:color="#000000" fo:letter-spacing="normal" fo:font-style="normal" fo:font-weight="normal" officeooo:rsid="009e3ee7" style:font-weight-asian="normal" style:font-name-complex="Verdana" style:font-weight-complex="normal"/>
    </style:style>
    <style:style style:name="T7" style:family="text">
      <style:text-properties fo:font-variant="normal" fo:text-transform="none" fo:color="#000000" fo:letter-spacing="normal" fo:font-style="normal" fo:font-weight="normal" officeooo:rsid="00bfa6cc" style:font-name-complex="Verdana"/>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italic" fo:font-weight="normal" style:font-size-asian="12pt" style:font-size-complex="12pt"/>
    </style:style>
    <style:style style:name="T10" style:family="text">
      <style:text-properties fo:font-variant="normal" fo:text-transform="none" fo:color="#000000" style:font-name="Verdana1" fo:font-size="10pt" fo:letter-spacing="normal" fo:font-style="normal" fo:font-weight="normal" style:font-size-asian="12pt" style:font-size-complex="12pt"/>
    </style:style>
    <style:style style:name="T11" style:family="text">
      <style:text-properties fo:font-variant="normal" fo:text-transform="none" fo:color="#000000" style:font-name="Verdana1" fo:font-size="10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Verdana1" fo:font-size="10pt" fo:letter-spacing="normal" fo:font-style="normal" fo:font-weight="normal" officeooo:rsid="000a3927" style:font-weight-asian="normal" style:font-name-complex="Verdana" style:font-weight-complex="normal"/>
    </style:style>
    <style:style style:name="T13" style:family="text">
      <style:text-properties fo:font-variant="normal" fo:text-transform="none" fo:color="#000000" style:font-name="Verdana2" fo:font-size="9.75pt" fo:letter-spacing="normal" fo:font-style="normal" fo:font-weight="normal"/>
    </style:style>
    <style:style style:name="T14" style:family="text">
      <style:text-properties fo:font-variant="normal" fo:text-transform="none" fo:color="#000000" style:font-name="Verdana2" fo:font-size="9.75pt" fo:letter-spacing="normal" fo:font-style="normal" fo:font-weight="normal" officeooo:rsid="0022fb78"/>
    </style:style>
    <style:style style:name="T15" style:family="text">
      <style:text-properties fo:font-variant="normal" fo:text-transform="none" fo:color="#333333" fo:letter-spacing="normal"/>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333333" style:font-name="Times New Roman" fo:font-size="12pt" fo:letter-spacing="normal" fo:font-style="normal" fo:font-weight="normal" style:font-size-asian="12pt" style:font-size-complex="12pt"/>
    </style:style>
    <style:style style:name="T18" style:family="text">
      <style:text-properties fo:font-variant="normal" fo:text-transform="none" fo:color="#333333" style:font-name="Arial1" fo:font-size="8.25pt" fo:letter-spacing="normal" fo:font-style="normal" fo:font-weight="normal"/>
    </style:style>
    <style:style style:name="T19" style:family="text">
      <style:text-properties fo:font-variant="normal" fo:text-transform="none" fo:color="#663366" style:text-line-through-style="none" style:font-name="Times New Roman"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fo:color="#663366"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21" style:family="text">
      <style:text-properties fo:font-variant="normal" fo:text-transform="none" fo:color="#663366" style:font-name="Times New Roman" fo:font-size="12pt" fo:letter-spacing="normal" fo:font-style="normal" style:text-underline-style="solid" style:text-underline-width="auto" style:text-underline-color="font-color" fo:font-weight="normal" style:font-size-asian="12pt" style:font-size-complex="12pt"/>
    </style:style>
    <style:style style:name="T22" style:family="text">
      <style:text-properties fo:font-variant="normal" fo:text-transform="none" fo:color="#272525" style:font-name="Interstate-Light1" fo:font-size="12pt" fo:letter-spacing="normal" fo:font-style="normal" fo:font-weight="normal" officeooo:rsid="0012e7ad" style:font-size-asian="12pt" style:font-size-complex="10pt"/>
    </style:style>
    <style:style style:name="T23" style:family="text">
      <style:text-properties fo:font-variant="normal" fo:text-transform="none" fo:color="#272525" style:font-name="Interstate-Light1" fo:font-size="12pt" fo:letter-spacing="normal" fo:font-style="normal" style:text-underline-style="solid" style:text-underline-width="auto" style:text-underline-color="font-color" fo:font-weight="normal" officeooo:rsid="0012e7ad" style:font-size-asian="12pt" style:font-size-complex="10pt"/>
    </style:style>
    <style:style style:name="T24" style:family="text">
      <style:text-properties fo:font-variant="normal" fo:text-transform="none" fo:color="#444444" style:font-name="Helvetica Neue" fo:font-size="10.5pt" fo:letter-spacing="normal" fo:font-style="normal" fo:font-weight="normal"/>
    </style:style>
    <style:style style:name="T25" style:family="text">
      <style:text-properties fo:font-variant="normal" fo:text-transform="none" fo:color="#444444" style:font-name="Helvetica Neue" fo:font-size="10.5pt" fo:letter-spacing="normal" fo:font-style="normal" style:text-underline-style="solid" style:text-underline-width="auto" style:text-underline-color="font-color" fo:font-weight="normal"/>
    </style:style>
    <style:style style:name="T26" style:family="text">
      <style:text-properties fo:font-variant="normal" fo:text-transform="none" fo:color="#174e82" style:text-line-through-style="none" style:font-name="Helvetica Neue" fo:font-size="10.5pt" fo:letter-spacing="normal" fo:font-style="normal" style:text-underline-style="none" fo:font-weight="normal" style:text-blinking="false"/>
    </style:style>
    <style:style style:name="T27" style:family="text">
      <style:text-properties style:font-weight-asian="normal" style:font-weight-complex="normal"/>
    </style:style>
    <style:style style:name="T28" style:family="text">
      <style:text-properties officeooo:rsid="00f3bcb8" style:font-weight-asian="normal" style:font-name-complex="Verdana" style:font-weight-complex="normal"/>
    </style:style>
    <style:style style:name="T29" style:family="text">
      <style:text-properties officeooo:rsid="00f3c5f5" style:font-weight-asian="normal" style:font-name-complex="Verdana" style:font-weight-complex="normal"/>
    </style:style>
    <style:style style:name="T30" style:family="text">
      <style:text-properties officeooo:rsid="001b6d43" style:font-weight-asian="normal" style:font-name-complex="Verdana" style:font-weight-complex="normal"/>
    </style:style>
    <style:style style:name="T31" style:family="text">
      <style:text-properties fo:font-style="italic"/>
    </style:style>
    <style:style style:name="T32" style:family="text">
      <style:text-properties fo:color="#666666" style:font-name="inherit" fo:font-size="10.5pt"/>
    </style:style>
    <style:style style:name="T33" style:family="text">
      <style:text-properties fo:text-transform="uppercase" fo:color="#000000" style:font-name="inherit" fo:font-size="9pt" fo:font-weight="normal"/>
    </style:style>
    <style:style style:name="T34" style:family="text">
      <style:text-properties fo:text-transform="uppercase" fo:color="#174e82" style:text-line-through-style="none" style:font-name="inherit" fo:font-size="9pt" style:text-underline-style="none" fo:font-weight="normal" style:text-blinking="false"/>
    </style:style>
    <style:style style:name="T35" style:family="text">
      <style:text-properties officeooo:rsid="00f3c5f5"/>
    </style:style>
    <style:style style:name="T36" style:family="text">
      <style:text-properties fo:color="#333333" style:font-name="inherit" fo:font-size="11pt"/>
    </style:style>
    <style:style style:name="T37" style:family="text">
      <style:text-properties fo:color="#333333" style:font-name="inherit" fo:font-size="11pt" style:font-size-asian="12pt"/>
    </style:style>
    <style:style style:name="T38" style:family="text">
      <style:text-properties fo:color="#333333" style:font-name="Times New Roman" fo:font-size="12pt" style:font-size-asian="12pt" style:font-size-complex="12pt"/>
    </style:style>
    <style:style style:name="T39" style:family="text">
      <style:text-properties fo:color="#333333" style:font-name="Times New Roman" fo:font-size="12pt" officeooo:rsid="001b6d43" style:font-size-asian="12pt" style:font-size-complex="12pt"/>
    </style:style>
    <style:style style:name="T40" style:family="text">
      <style:text-properties fo:color="#333333" style:font-name="Times New Roman" fo:font-size="12pt" officeooo:rsid="00207e54" style:font-size-asian="12pt" style:font-size-complex="12pt"/>
    </style:style>
    <style:style style:name="T41" style:family="text">
      <style:text-properties fo:color="#333333" style:font-name="Lucida Grande1" fo:font-size="11pt"/>
    </style:style>
    <style:style style:name="T42" style:family="text">
      <style:text-properties fo:color="#333333" style:font-name="Lucida Grande1" fo:font-size="11pt" style:font-size-asian="12pt"/>
    </style:style>
    <style:style style:name="T43" style:family="text">
      <style:text-properties fo:color="#333333" style:font-name="Lucida Grande1" fo:font-size="11pt" officeooo:rsid="00207e54" style:font-size-asian="12pt"/>
    </style:style>
    <style:style style:name="T44" style:family="text">
      <style:text-properties fo:color="#333333" style:font-name="Lucida Grande1" fo:font-size="11pt" officeooo:rsid="00207e54"/>
    </style:style>
    <style:style style:name="T45" style:family="text">
      <style:text-properties fo:color="#333333" style:font-name="Lucida Grande1" fo:font-size="11pt" officeooo:rsid="00241e41"/>
    </style:style>
    <style:style style:name="T46" style:family="text">
      <style:text-properties fo:color="#333333" style:font-name="Lucida Grande1" fo:font-size="12pt" style:font-size-asian="12pt"/>
    </style:style>
    <style:style style:name="T47" style:family="text">
      <style:text-properties fo:color="#333333" style:font-name="Calibri" fo:font-size="11pt" fo:language="en" fo:country="none" fo:font-style="normal" fo:font-weight="bold" style:letter-kerning="true" style:font-size-asian="11pt"/>
    </style:style>
    <style:style style:name="T48" style:family="text">
      <style:text-properties fo:color="#990000" style:text-line-through-style="none" style:font-name="inherit" fo:font-size="11pt" style:text-underline-style="none" style:text-blinking="false"/>
    </style:style>
    <style:style style:name="T49" style:family="text">
      <style:text-properties fo:color="#990000" style:text-line-through-style="none" style:font-name="inherit" fo:font-size="11pt" style:text-underline-style="none" style:text-blinking="false" style:font-size-asian="12pt"/>
    </style:style>
    <style:style style:name="T50" style:family="text">
      <style:text-properties fo:color="#990000" style:text-line-through-style="none" style:font-name="Times New Roman" fo:font-size="12pt" style:text-underline-style="none" style:text-blinking="false" style:font-size-asian="12pt" style:font-size-complex="12pt"/>
    </style:style>
    <style:style style:name="T51" style:family="text">
      <style:text-properties fo:color="#990000" style:text-line-through-style="none" style:text-underline-style="none" officeooo:rsid="01aa023f" style:text-blinking="false" style:font-weight-asian="normal" style:font-name-complex="Verdana" style:font-weight-complex="normal"/>
    </style:style>
    <style:style style:name="T52" style:family="text">
      <style:text-properties officeooo:rsid="001b6d43"/>
    </style:style>
    <style:style style:name="T53" style:family="text">
      <style:text-properties style:font-name="Times New Roman" fo:font-size="12pt" style:font-size-asian="12pt"/>
    </style:style>
    <style:style style:name="T54" style:family="text">
      <style:text-properties style:font-name="Times New Roman" fo:font-size="12pt" style:font-size-asian="12pt" style:font-size-complex="12pt"/>
    </style:style>
    <style:style style:name="T55" style:family="text">
      <style:text-properties style:font-name="Times New Roman" fo:font-size="12pt" officeooo:rsid="00207e54" style:font-size-asian="12pt"/>
    </style:style>
    <style:style style:name="T56" style:family="text">
      <style:text-properties fo:font-size="12pt" style:font-size-asian="12pt"/>
    </style:style>
    <style:style style:name="T57" style:family="text">
      <style:text-properties fo:font-size="12pt" style:text-underline-style="solid" style:text-underline-width="auto" style:text-underline-color="font-color" style:font-size-asian="12pt"/>
    </style:style>
    <style:style style:name="T58" style:family="text">
      <style:text-properties style:text-position="33% 80%"/>
    </style:style>
    <style:style style:name="T59" style:family="text">
      <style:text-properties fo:color="#272525" style:font-name="EspritMathBookItalic" fo:font-size="9.5pt" fo:font-style="italic" style:font-size-asian="9.5pt" style:font-style-asian="italic"/>
    </style:style>
    <style:style style:name="T60" style:family="text">
      <style:text-properties fo:color="#272525" style:font-name="EspritMathBookItalic" fo:font-size="9pt" fo:font-style="italic" style:font-size-asian="9pt" style:font-style-asian="italic"/>
    </style:style>
    <style:style style:name="T61" style:family="text">
      <style:text-properties fo:color="#272525" style:font-name="EspritMath" fo:font-size="9.5pt" style:font-size-asian="9.5pt"/>
    </style:style>
    <style:style style:name="T62" style:family="text">
      <style:text-properties fo:color="#272525" style:font-name="EspritMath" fo:font-size="9pt" style:font-size-asian="9pt"/>
    </style:style>
    <style:style style:name="T63" style:family="text">
      <style:text-properties fo:color="#272525" style:font-name="MathematicalPi-Six" fo:font-size="5pt" style:font-size-asian="5pt"/>
    </style:style>
    <style:style style:name="T64" style:family="text">
      <style:text-properties fo:color="#272525" style:font-name="Interstate-Light" fo:font-size="8pt" style:font-size-asian="8pt"/>
    </style:style>
    <style:style style:name="T65" style:family="text">
      <style:text-properties fo:color="#272525" style:font-name="Interstate-Bold" fo:font-size="8pt" fo:font-weight="bold" style:font-size-asian="8pt" style:font-weight-asian="bold"/>
    </style:style>
    <style:style style:name="T66" style:family="text">
      <style:text-properties style:font-name="Interstate-Light" fo:font-size="8pt" style:font-size-asian="8pt"/>
    </style:style>
    <style:style style:name="T67" style:family="text">
      <style:text-properties style:font-name="Interstate-Bold" fo:font-size="8pt" fo:font-weight="bold" style:font-size-asian="8pt" style:font-weight-asian="bold"/>
    </style:style>
    <style:style style:name="T68" style:family="text">
      <style:text-properties style:font-name="EspritMath" fo:font-size="9.5pt" style:font-size-asian="9.5pt"/>
    </style:style>
    <style:style style:name="T69" style:family="text">
      <style:text-properties style:font-name="EspritMathBookItalic" fo:font-size="9.5pt" style:font-size-asian="9.5pt"/>
    </style:style>
    <style:style style:name="T70" style:family="text">
      <style:text-properties style:font-name="Calibri" fo:font-size="11pt" fo:language="en" fo:country="none" fo:font-style="normal" fo:font-weight="bold" style:letter-kerning="true" style:font-size-asian="11pt"/>
    </style:style>
    <style:style style:name="T71" style:family="text">
      <style:text-properties style:text-position="super 58%" fo:font-size="12pt" style:text-underline-style="solid" style:text-underline-width="auto" style:text-underline-color="font-color" style:font-size-asian="12pt"/>
    </style:style>
    <style:style style:name="T72" style:family="text">
      <style:text-properties style:font-name="Plato Regular" fo:font-size="12pt" style:font-size-asian="12pt" style:font-name-complex="Plato Regular"/>
    </style:style>
    <style:style style:name="T73" style:family="text">
      <style:text-properties style:font-name="Plato Regular" fo:font-size="12pt" style:text-underline-style="solid" style:text-underline-width="auto" style:text-underline-color="font-color" style:font-size-asian="12pt" style:font-name-complex="Plato Regular"/>
    </style:style>
    <style:style style:name="T74" style:family="text">
      <style:text-properties style:font-name="Plato Regular" fo:font-size="12pt" style:font-name-asian="Plato Regular" style:font-size-asian="12pt" style:font-name-complex="Plato Regular"/>
    </style:style>
    <style:style style:name="T75" style:family="text">
      <style:text-properties officeooo:rsid="0005d663"/>
    </style:style>
    <style:style style:name="T76" style:family="text">
      <style:text-properties style:font-name="Verdana1" fo:font-size="10pt"/>
    </style:style>
    <style:style style:name="T77" style:family="text">
      <style:text-properties style:font-name="Verdana1" fo:font-size="10pt" style:font-size-asian="12pt"/>
    </style:style>
    <style:style style:name="T78" style:family="text">
      <style:text-properties style:font-name="Verdana1" fo:font-size="10pt" style:font-size-asian="12pt" style:font-name-complex="Plato Regular"/>
    </style:style>
    <style:style style:name="T79" style:family="text">
      <style:text-properties style:font-name="Verdana1" fo:font-size="10pt" officeooo:rsid="0005d663" style:font-size-asian="12pt"/>
    </style:style>
    <style:style style:name="T80" style:family="text">
      <style:text-properties style:font-name="Verdana1" fo:font-size="10pt" officeooo:rsid="001e0995" style:font-size-asian="12pt"/>
    </style:style>
    <style:style style:name="T81" style:family="text">
      <style:text-properties style:font-name="Verdana1" fo:font-size="10pt" style:text-underline-style="solid" style:text-underline-width="auto" style:text-underline-color="font-color" style:font-size-asian="12pt"/>
    </style:style>
    <style:style style:name="T82" style:family="text">
      <style:text-properties style:font-name="Verdana1" fo:font-size="10pt" officeooo:rsid="01aee8ee"/>
    </style:style>
    <style:style style:name="T83" style:family="text">
      <style:text-properties style:font-name="Verdana1" fo:font-size="12pt" style:font-size-asian="12pt"/>
    </style:style>
    <style:style style:name="T84" style:family="text">
      <style:text-properties style:font-name="Verdana1" fo:font-size="12pt" style:font-size-asian="12pt" style:font-name-complex="Plato Regular"/>
    </style:style>
    <style:style style:name="T85" style:family="text">
      <style:text-properties fo:color="#000000" style:font-name="Verdana1" fo:font-size="10pt"/>
    </style:style>
    <style:style style:name="T86" style:family="text">
      <style:text-properties fo:color="#000000" style:font-name="Verdana1" fo:font-size="10pt" fo:font-style="italic"/>
    </style:style>
    <style:style style:name="T87" style:family="text">
      <style:text-properties fo:color="#000000" style:font-name="Verdana1" fo:font-size="10pt" style:font-size-asian="12pt" style:font-size-complex="12pt"/>
    </style:style>
    <style:style style:name="T88" style:family="text">
      <style:text-properties fo:color="#000000" style:font-name="sans-serif" fo:font-size="9pt"/>
    </style:style>
    <style:style style:name="T89" style:family="text">
      <style:text-properties fo:color="#000000" style:font-name="sans-serif" fo:font-size="9pt" fo:font-style="italic"/>
    </style:style>
    <style:style style:name="T90" style:family="text">
      <style:text-properties fo:color="#000000" style:text-line-through-style="none" style:font-name="Verdana1" fo:font-size="10pt" style:text-underline-style="none" style:text-blinking="false"/>
    </style:style>
    <style:style style:name="T91" style:family="text">
      <style:text-properties fo:color="#000000" style:font-name="serif" fo:font-size="14pt" fo:font-weight="bold"/>
    </style:style>
    <style:style style:name="T92" style:family="text">
      <style:text-properties fo:color="#000000" style:font-name="Times New Roman" fo:font-size="10.5pt" style:font-size-asian="12pt"/>
    </style:style>
    <style:style style:name="T93" style:family="text">
      <style:text-properties fo:color="#000000" style:font-name="Times New Roman" fo:font-size="10.5pt" officeooo:rsid="00207e54" style:font-size-asian="12pt"/>
    </style:style>
    <style:style style:name="T94" style:family="text">
      <style:text-properties fo:color="#0b0080" style:text-line-through-style="none" style:font-name="Verdana1" fo:font-size="10pt" style:text-underline-style="none" style:text-blinking="false" fo:background-color="#ffffff"/>
    </style:style>
    <style:style style:name="T95" style:family="text">
      <style:text-properties style:text-line-through-style="none" style:text-underline-style="none" style:text-blinking="false"/>
    </style:style>
    <style:style style:name="T96" style:family="text">
      <style:text-properties fo:color="#222222" style:font-name="Georgia\, serif" fo:font-size="10.5pt" officeooo:rsid="00207e54" style:font-size-asian="12pt"/>
    </style:style>
    <style:style style:name="T97" style:family="text">
      <style:text-properties fo:color="#663366" style:text-line-through-style="none" style:font-name="sans-serif" fo:font-size="9pt" style:text-underline-style="none" style:text-blinking="false"/>
    </style:style>
    <style:style style:name="T98" style:family="text">
      <style:text-properties fo:color="#663366" style:font-name="sans-serif" fo:font-size="9pt"/>
    </style:style>
    <style:style style:name="T99" style:family="text">
      <style:text-properties fo:color="#663366" style:font-name="sans-serif" fo:font-size="9pt" fo:background-color="#ffffff"/>
    </style:style>
    <style:style style:name="T100" style:family="text">
      <style:text-properties style:font-name="Calibri1" fo:font-size="11pt"/>
    </style:style>
    <style:style style:name="T101" style:family="text">
      <style:text-properties fo:color="#0000ff" style:font-name="Calibri1" fo:font-size="11pt" style:text-underline-style="solid" style:text-underline-width="auto" style:text-underline-color="font-color"/>
    </style:style>
    <style:style style:name="T102" style:family="text">
      <style:text-properties officeooo:rsid="00077540"/>
    </style:style>
    <style:style style:name="T103" style:family="text">
      <style:text-properties style:font-name="Arial1" fo:font-size="9pt"/>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style:font-size-asian="12pt"/>
    </style:style>
    <style:style style:name="T106" style:family="text">
      <style:text-properties style:font-size-asian="12pt"/>
    </style:style>
    <style:style style:name="T107" style:family="text">
      <style:text-properties officeooo:rsid="002000ee"/>
    </style:style>
    <style:style style:name="T108" style:family="text">
      <style:text-properties officeooo:rsid="00207e54"/>
    </style:style>
    <style:style style:name="T109" style:family="text">
      <style:text-properties officeooo:rsid="0022fb78"/>
    </style:style>
    <style:style style:name="T110" style:family="text">
      <style:text-properties officeooo:rsid="00241e41"/>
    </style:style>
    <style:style style:name="T111" style:family="text">
      <style:text-properties officeooo:rsid="0024c238"/>
    </style:style>
    <style:style style:name="fr1" style:family="graphic" style:parent-style-name="Frame">
      <style:graphic-properties fo:margin-left="0in" fo:margin-right="0.1043in" fo:margin-top="0in" fo:margin-bottom="0in" style:wrap="right" style:number-wrapped-paragraphs="no-limit" style:vertical-pos="top" style:vertical-rel="paragraph-content" style:horizontal-pos="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Our approach references</text:p>
      <text:p text:style-name="P58"/>
      <text:p text:style-name="P58">Kramarski, Weisse, and Kolsher (2003)</text:p>
      <text:p text:style-name="P58">According to researchers at the university of Georgia, to build a theory of problem solving, a manager function must be incorporated in the system. Schoenfeld<text:span text:style-name="T58">5</text:span></text:p>
      <text:p text:style-name="P59">Paul and Elder</text:p>
      <text:p text:style-name="P60"><text:s/>That is, control processes and awareness of cognitive processes should develop concurrently with an understanding of mathematical concepts9lesteretal.</text:p>
      <text:p text:style-name="P56">Polya's landmark book “How to Solve It”</text:p>
      <text:p text:style-name="P56"/>
      <text:list xml:id="list5432513504512180326" text:style-name="L1">
        <text:list-item>
          <text:p text:style-name="P74">• Pose the whole task; facilitate students’ understanding of</text:p>
        </text:list-item>
        <text:list-item>
          <text:p text:style-name="P74">the problem. Provide the space and opportunity for students</text:p>
        </text:list-item>
        <text:list-item>
          <text:p text:style-name="P74">to explore the mathematics by “posing problems that</text:p>
        </text:list-item>
        <text:list-item>
          <text:p text:style-name="P74">are within students’ reach, allowing them to struggle to</text:p>
        </text:list-item>
        <text:list-item>
          <text:p text:style-name="P74">find solutions and then examining the methods they have</text:p>
        </text:list-item>
        <text:list-item>
          <text:p text:style-name="P74">used” (Hiebert and Wearne 2003, p. 6).</text:p>
        </text:list-item>
        <text:list-item>
          <text:p text:style-name="P74">• “Tasks must allow students to treat the situation as problematic,</text:p>
        </text:list-item>
        <text:list-item>
          <text:p text:style-name="P74">as something they need to think about rather than</text:p>
        </text:list-item>
        <text:list-item>
          <text:p text:style-name="P74">a prescription they need to follow. Secondly, what is problematic</text:p>
        </text:list-item>
        <text:list-item>
          <text:p text:style-name="P74">about the task should be the mathematics rather</text:p>
        </text:list-item>
        <text:list-item>
          <text:p text:style-name="P74">than other aspects of the situation. Finally, in order for students</text:p>
        </text:list-item>
        <text:list-item>
          <text:p text:style-name="P74">to work seriously on a task, it must offer students the</text:p>
        </text:list-item>
        <text:list-item>
          <text:p text:style-name="P74">chance to use skills and knowledge they already possess”</text:p>
        </text:list-item>
        <text:list-item>
          <text:p text:style-name="P74">(Hiebert, Carpenter, et al. 1997, p. 18).</text:p>
        </text:list-item>
        <text:list-item>
          <text:p text:style-name="P74">• A caveat: Do not remove the mathematical complexities</text:p>
        </text:list-item>
        <text:list-item>
          <text:p text:style-name="P74">of the problem. Do not break down the problem so that</text:p>
        </text:list-item>
        <text:list-item>
          <text:p text:style-name="P74">students will not have to struggle productively to generate</text:p>
        </text:list-item>
        <text:list-item>
          <text:p text:style-name="P74">understanding.</text:p>
        </text:list-item>
        <text:list-item>
          <text:p text:style-name="P78">Move 2</text:p>
        </text:list-item>
        <text:list-item>
          <text:p text:style-name="P83"><text:span text:style-name="T59">• Think Phase</text:span><text:span text:style-name="T61">: Allow time for students to explore the messiness</text:span></text:p>
        </text:list-item>
        <text:list-item>
          <text:p text:style-name="P74">of the problem, generate conjectures, and build understanding.</text:p>
        </text:list-item>
        <text:list-item>
          <text:p text:style-name="P74">This phase is akin to Pólya’s (1945) “devise a</text:p>
        </text:list-item>
        <text:list-item>
          <text:p text:style-name="P74">plan” and “carry out the plan” approach or Mason, Burton,</text:p>
        </text:list-item>
        <text:list-item>
          <text:p text:style-name="P83"><text:span text:style-name="T61">and Stacey’s (1985) notion of </text:span><text:span text:style-name="T59">attack</text:span><text:span text:style-name="T61">. Students are engaged</text:span></text:p>
        </text:list-item>
        <text:list-item>
          <text:p text:style-name="P74">in solving and resolving problems. The teacher should</text:p>
        </text:list-item>
        <text:list-item>
          <text:p text:style-name="P74">observe and take notes of students’ strategies, their difficulties,</text:p>
        </text:list-item>
        <text:list-item>
          <text:p text:style-name="P74">and what they are able to do. The idea is not to</text:p>
        </text:list-item>
        <text:list-item>
          <text:p text:style-name="P74">provide hints or feedback that remove the mathematical</text:p>
        </text:list-item>
        <text:list-item>
          <text:p text:style-name="P74">complexity, mathematical struggle, or the intended cognitive</text:p>
        </text:list-item>
        <text:list-item>
          <text:p text:style-name="P74">engagement (Stein at al. 2000; Garden et al. 2006).</text:p>
        </text:list-item>
        <text:list-item>
          <text:p text:style-name="P83"><text:span text:style-name="T59">• Share Phase</text:span><text:span text:style-name="T61">: The students make public their ideas, methods,</text:span></text:p>
        </text:list-item>
        <text:list-item>
          <text:p text:style-name="P83"><text:span text:style-name="T61">plans, and results. An alternative step is the </text:span><text:span text:style-name="T59">Think-</text:span></text:p>
        </text:list-item>
        <text:list-item>
          <text:p text:style-name="P83"><text:span text:style-name="T59">Pair-Share Phase</text:span><text:span text:style-name="T61">: The teaching move could also incorporate</text:span></text:p>
        </text:list-item>
        <text:list-item>
          <text:p text:style-name="P74">a micropublic stage of sharing in smaller groups before</text:p>
        </text:list-item>
        <text:list-item>
          <text:p text:style-name="P74">the whole-class share phase. As students share, the teacher</text:p>
        </text:list-item>
        <text:list-item>
          <text:p text:style-name="P74">should monitor the mathematical language and accuracy</text:p>
        </text:list-item>
        <text:list-item>
          <text:p text:style-name="P74">of the mathematics to help sequence the whole-class share</text:p>
        </text:list-item>
        <text:list-item>
          <text:p text:style-name="P74">phase. In the whole-class share phase, the teacher should</text:p>
        </text:list-item>
        <text:list-item>
          <text:p text:style-name="P74">consider sequencing students’ work, beginning with the</text:p>
        </text:list-item>
        <text:list-item>
          <text:p text:style-name="P74">intuitive-concrete approaches and strategies and moving to</text:p>
        </text:list-item>
        <text:list-item>
          <text:p text:style-name="P74">the more abstract approaches. The starting point matters,</text:p>
        </text:list-item>
        <text:list-item>
          <text:p text:style-name="P74">in the lens of the Equity Principle (NCTM 2000), because a</text:p>
        </text:list-item>
        <text:list-item>
          <text:p text:style-name="P74">starting point that allows all students to enter into the discussion</text:p>
        </text:list-item>
        <text:list-item>
          <text:p text:style-name="P74"><text:soft-page-break/>of the mathematics affords students better opportunities</text:p>
        </text:list-item>
        <text:list-item>
          <text:p text:style-name="P74">to engage with the mathematical learning and</text:p>
        </text:list-item>
        <text:list-item>
          <text:p text:style-name="P74">its progression. This notion of progressive formalization</text:p>
        </text:list-item>
        <text:list-item>
          <text:p text:style-name="P74">(Bransford, Brown, and Cocking 2000) is a most important</text:p>
        </text:list-item>
        <text:list-item>
          <text:p text:style-name="P74">component of TtPS. We call the aforementioned process an</text:p>
        </text:list-item>
        <text:list-item>
          <text:p text:style-name="P74">equitable practice that necessarily provides access, support,</text:p>
        </text:list-item>
        <text:list-item>
          <text:p text:style-name="P74">and enrichment all at once.</text:p>
        </text:list-item>
        <text:list-item>
          <text:p text:style-name="P78">Move 3</text:p>
        </text:list-item>
        <text:list-item>
          <text:p text:style-name="P74">• Students and the teacher discuss the mathematics through</text:p>
        </text:list-item>
        <text:list-item>
          <text:p text:style-name="P74">mathematical practices:</text:p>
        </text:list-item>
        <text:list-item>
          <text:p text:style-name="P83"><text:span text:style-name="T61">(</text:span><text:span text:style-name="T59">a</text:span><text:span text:style-name="T61">) Focus on concepts and skills</text:span></text:p>
        </text:list-item>
        <text:list-item>
          <text:p text:style-name="P83"><text:span text:style-name="T63"> </text:span><text:span text:style-name="T61">Focus on a big idea of the mathematics, make it explicit</text:span></text:p>
        </text:list-item>
        <text:list-item>
          <text:p text:style-name="P74">and public, and reason about and from it.</text:p>
        </text:list-item>
        <text:list-item>
          <text:p text:style-name="P83"><text:span text:style-name="T61">(</text:span><text:span text:style-name="T59">b</text:span><text:span text:style-name="T61">) Focus on methods</text:span></text:p>
        </text:list-item>
        <text:list-item>
          <text:p text:style-name="P83"><text:span text:style-name="T63"> </text:span><text:span text:style-name="T61">Examine increasingly better solution methods (Hiebert</text:span></text:p>
        </text:list-item>
        <text:list-item>
          <text:p text:style-name="P74">and Wearne 2003, pp. 5–6).</text:p>
        </text:list-item>
        <text:list-item>
          <text:p text:style-name="P83"><text:span text:style-name="T63"> </text:span><text:span text:style-name="T61">Progressively formalize the mathematics from students’</text:span></text:p>
        </text:list-item>
        <text:list-item>
          <text:p text:style-name="P74">concrete strategies to abstract strategies. If students do</text:p>
        </text:list-item>
        <text:list-item>
          <text:p text:style-name="P74">not discover a strategy of value that can bridge current</text:p>
        </text:list-item>
        <text:list-item>
          <text:p text:style-name="P74">knowledge and new learning, then the teacher has the</text:p>
        </text:list-item>
        <text:list-item>
          <text:p text:style-name="P74">right to introduce that strategy skillfully to move students</text:p>
        </text:list-item>
        <text:list-item>
          <text:p text:style-name="P74">forward.</text:p>
        </text:list-item>
        <text:list-item>
          <text:p text:style-name="P83"><text:span text:style-name="T63"> </text:span><text:span text:style-name="T61">The teacher should present alternative methods to</text:span></text:p>
        </text:list-item>
        <text:list-item>
          <text:p text:style-name="P74">resolve the mathematical problem or task—those that</text:p>
        </text:list-item>
        <text:list-item>
          <text:p text:style-name="P74">“have not been suggested by students” (Hiebert and</text:p>
        </text:list-item>
        <text:list-item>
          <text:p text:style-name="P74">Wearne 2003, p. 11)</text:p>
        </text:list-item>
        <text:list-item>
          <text:p text:style-name="P83"><text:span text:style-name="T63"> </text:span><text:span text:style-name="T61">Emphasize and label the efficient method as a capstone to</text:span></text:p>
        </text:list-item>
        <text:list-item>
          <text:p text:style-name="P74">exploration.</text:p>
        </text:list-item>
        <text:list-item>
          <text:p text:style-name="P79">Cos D. Fi and Katherine M. Degner</text:p>
        </text:list-item>
        <text:list-item>
          <text:p text:style-name="P80">APPENDIX: TEACHING MOVES FOR TtPS</text:p>
        </text:list-item>
      </text:list>
      <text:p text:style-name="P103"><text:span text:style-name="T64">Mathematics Teacher </text:span><text:span text:style-name="T65">| </text:span><text:span text:style-name="T64">Vol. 105, No. 6 • February 2012</text:span></text:p>
      <text:p text:style-name="P75">The use of tasks within pedagogies of sense making and</text:p>
      <text:p text:style-name="P75">problem solving can adhere to the following general teaching</text:p>
      <text:p text:style-name="P75">moves. The roles of the teacher and students are embedded in</text:p>
      <text:p text:style-name="P75">these moves.</text:p>
      <text:p text:style-name="P101">Move 1</text:p>
      <text:p text:style-name="P101"/>
      <text:p text:style-name="P81">Copyright © 2012 The National Council of Teachers of Mathematics, Inc. www.nctm.org. All rights reserved.</text:p>
      <text:p text:style-name="P81">This material may not be copied or distributed electronically or in any other format without written permission from NCTM.</text:p>
      <text:p text:style-name="P101"><text:span text:style-name="T66">Vol. 105, No. 6 • February 2012 </text:span><text:span text:style-name="T67">| </text:span><text:span text:style-name="T66">Mathematics Teacher</text:span></text:p>
      <text:p text:style-name="P101"><text:span text:style-name="T66"/></text:p>
      <text:p text:style-name="P84"><text:span text:style-name="T63"> </text:span><text:span text:style-name="T61">Help students focus on what is important mathematically</text:span></text:p>
      <text:p text:style-name="P75">(i.e., what is the mathematical residue? See Hiebert, Carpenter,</text:p>
      <text:p text:style-name="P75">et al. 1997). Focus on structure: What are the big</text:p>
      <text:p text:style-name="P75">containers into which these ruminations can be housed?</text:p>
      <text:p text:style-name="P84"><text:span text:style-name="T61">(</text:span><text:span text:style-name="T59">c</text:span><text:span text:style-name="T61">) Highlight essential mathematical ideas (might require</text:span></text:p>
      <text:p text:style-name="P75">heavy teacher involvement through questioning and strategic</text:p>
      <text:p text:style-name="P75">telling)</text:p>
      <text:p text:style-name="P84"><text:span text:style-name="T61">(</text:span><text:span text:style-name="T59">d</text:span><text:span text:style-name="T61">) Build skill fluency (or symbolic intuition, as Clemens has</text:span></text:p>
      <text:p text:style-name="P84"><text:span text:style-name="T61">specified [2008]) and conceptual understanding. </text:span><text:span text:style-name="T59">Symbolic</text:span></text:p>
      <text:p text:style-name="P84"><text:span text:style-name="T59">intuition </text:span><text:span text:style-name="T61">can be defined as knowledge of procedures, how</text:span></text:p>
      <text:p text:style-name="P75">to use the procedures, and using the procedures efficiently.</text:p>
      <text:p text:style-name="P75">An example of symbolic intuition could be the ability to</text:p>
      <text:p text:style-name="P75">effectively use mathematical induction in a proving task</text:p>
      <text:p text:style-name="P75">when it is needed; knowing about induction is not enough,</text:p>
      <text:p text:style-name="P75">and the ability to effectively use induction is actually cognitively</text:p>
      <text:p text:style-name="P75"><text:soft-page-break/>and mathematically complex.</text:p>
      <text:p text:style-name="P101"><text:span text:style-name="T66"/></text:p>
      <text:p text:style-name="P84"><text:span text:style-name="T61">ocus on using mistakes to unpack difficulties, misconceptions,</text:span></text:p>
      <text:p text:style-name="P75">and reasoning. Support interactivity that encourages</text:p>
      <text:p text:style-name="P75">students to step out of their comfort zones in the knowledge</text:p>
      <text:p text:style-name="P75">that making mistakes and learning from such mistakes</text:p>
      <text:p text:style-name="P75">are parts of the learning process (Shulman 2005).</text:p>
      <text:p text:style-name="P84"><text:span text:style-name="T61">(</text:span><text:span text:style-name="T59">b</text:span><text:span text:style-name="T61">) Focus on facilitating accountability (Shulman 2005).</text:span></text:p>
      <text:p text:style-name="P101"><text:span text:style-name="T68">(</text:span><text:span text:style-name="T69">c</text:span><text:span text:style-name="T68">) Focus on reason, not on people or personalities.</text:span></text:p>
      <text:p text:style-name="P101"><text:span text:style-name="T68"/></text:p>
      <text:p text:style-name="P76">Bransford, John D., Ann L. Brown, and Rodney R. Cocking, eds.</text:p>
      <text:p text:style-name="P84"><text:span text:style-name="T62">2000. </text:span><text:span text:style-name="T60">How People Learn: Brain, Mind, Experience, and School.</text:span></text:p>
      <text:p text:style-name="P76">Washington, DC: National Academy Press.</text:p>
      <text:p text:style-name="P76">Clemens, Herb. 2008. Personal communication, November 20,</text:p>
      <text:p text:style-name="P76">2008.</text:p>
      <text:p text:style-name="P76">Garden, Robert A., Svein Lie, David F. Robitaille, Carl Angell,</text:p>
      <text:p text:style-name="P76">Michael O. Martin, Ina V.S. Mullis, Pierre Foy, and Alka</text:p>
      <text:p text:style-name="P84"><text:span text:style-name="T62">Arora. 2006. </text:span><text:span text:style-name="T60">TIMSS Advanced Assessment Framework</text:span><text:span text:style-name="T62">. Boston:</text:span></text:p>
      <text:p text:style-name="P76">TIMSS and PIRLS International Study Center.</text:p>
      <text:p text:style-name="P76">Hiebert, James, Thomas P. Carpenter, Elizabeth Fennema, Karen</text:p>
      <text:p text:style-name="P76">C. Fuson, Diana Wearne, Hanlie Murray, Alwyn Olivier, and</text:p>
      <text:p text:style-name="P84"><text:span text:style-name="T62">Piet Human. 1997. </text:span><text:span text:style-name="T60">Making Sense: Teaching and Learning Mathematics</text:span></text:p>
      <text:p text:style-name="P84"><text:span text:style-name="T60">with Understanding</text:span><text:span text:style-name="T62">. Portsmouth, NH: Heinemann.</text:span></text:p>
      <text:p text:style-name="P76">Hiebert, James, Ronald Gallimore, Helen Garnier, Karen B. Givvin,</text:p>
      <text:p text:style-name="P76">Hilary Hollingsworth, Jennifer Jacobs, Angel M. Chui,</text:p>
      <text:p text:style-name="P76">Diana Wearne, Margaret Smith, Nicole Kersting, Alfred Manaster,</text:p>
      <text:p text:style-name="P76">Ellen Tseng, Wallace Etterbeek, Carl Manaster, Patrick</text:p>
      <text:p text:style-name="P84"><text:span text:style-name="T62">Gonzales, and James Stigler. 2003. </text:span><text:span text:style-name="T60">Teaching Mathematics in</text:span></text:p>
      <text:p text:style-name="P84"><text:span text:style-name="T60">Seven Countries: Results from the TIMSS Video Study</text:span><text:span text:style-name="T62">. Washington,</text:span></text:p>
      <text:p text:style-name="P76">DC: U.S. Department of Education, National Center for</text:p>
      <text:p text:style-name="P76">Education Statistics.</text:p>
      <text:p text:style-name="P76">Hiebert, James, and Douglas A. Grouws. 2007. “The Effects of</text:p>
      <text:p text:style-name="P76">Classroom Mathematics Teaching on Students’ Learning.”</text:p>
      <text:p text:style-name="P84"><text:span text:style-name="T62">In </text:span><text:span text:style-name="T60">Second Handbook of Research on Mathematics Teaching and</text:span></text:p>
      <text:p text:style-name="P84"><text:span text:style-name="T60">Learning, </text:span><text:span text:style-name="T62">edited by Frank K. Lester, pp. 371–404. Reston, VA:</text:span></text:p>
      <text:p text:style-name="P76">National Council of Teachers of Mathematics.</text:p>
      <text:p text:style-name="P76">Hiebert, James, and Diana Wearne. 2003. “Developing Understanding</text:p>
      <text:p text:style-name="P84"><text:span text:style-name="T62">through Problem Solving.” In </text:span><text:span text:style-name="T60">Teaching Mathematics</text:span></text:p>
      <text:p text:style-name="P84"><text:span text:style-name="T60">through Problem Solving: Grades 6–12</text:span><text:span text:style-name="T62">, edited by Harold L.</text:span></text:p>
      <text:p text:style-name="P84"><text:span text:style-name="T62">Schoen and Randall I. Charles, pp. 3–12</text:span><text:span text:style-name="T60">. </text:span><text:span text:style-name="T62">Reston, VA: National</text:span></text:p>
      <text:p text:style-name="P76">Council of Teachers of Mathematics.</text:p>
      <text:p text:style-name="P84"><text:span text:style-name="T62">Mason, John, Leone Burton, and Kaye Stacey. 1985. </text:span><text:span text:style-name="T60">Thinking</text:span></text:p>
      <text:p text:style-name="P84"><text:span text:style-name="T60">Mathematically. </text:span><text:span text:style-name="T62">Wokingham, UK: Addison Wesley.</text:span></text:p>
      <text:p text:style-name="P76">National Council of Teachers of Mathematics (NCTM). 2000.</text:p>
      <text:p text:style-name="P84"><text:span text:style-name="T60">Principles and Standards for School Mathematics</text:span><text:span text:style-name="T62">. Reston, VA:</text:span></text:p>
      <text:p text:style-name="P76">NCTM.</text:p>
      <text:p text:style-name="P84"><text:span text:style-name="T62">Pólya, George. 1945. </text:span><text:span text:style-name="T60">How to Solve It</text:span><text:span text:style-name="T62">: </text:span><text:span text:style-name="T60">A New Aspect of Mathematical</text:span></text:p>
      <text:p text:style-name="P84"><text:span text:style-name="T60">Method</text:span><text:span text:style-name="T62">. Princeton, NJ: Princeton University Press.</text:span></text:p>
      <text:p text:style-name="P84"><text:span text:style-name="T62">Shulman, Lee. 2005. </text:span><text:span text:style-name="T60">The Signature Pedagogies of the Professions of</text:span></text:p>
      <text:p text:style-name="P82">Law, Medicine, Engineering, and the Clergy: Potential Lessons for</text:p>
      <text:p text:style-name="P84"><text:span text:style-name="T60">the Education of Teachers</text:span><text:span text:style-name="T62">. http://hub.mspnet.org/index</text:span></text:p>
      <text:p text:style-name="P76">.cfm/11172.</text:p>
      <text:p text:style-name="P76">Stein, Mary K., Margaret S. Smith, Marjorie A. Henningsen, and</text:p>
      <text:p text:style-name="P84"><text:span text:style-name="T62">Edward A. Silver. 2000. </text:span><text:span text:style-name="T60">Implementing Standards-Based Mathematics</text:span></text:p>
      <text:p text:style-name="P84"><text:span text:style-name="T60">Instruction: A Casebook for Professional Development</text:span><text:span text:style-name="T62">.</text:span></text:p>
      <text:p text:style-name="P77">New York: Teachers College Press.</text:p>
      <text:p text:style-name="P102"><text:span text:style-name="T68"/></text:p>
      <text:p text:style-name="P66">References</text:p>
      <text:p text:style-name="P86"><text:span text:style-name="T56"><text:tab/>Abel, J. &amp; Abel, F. (1988). Writing in the mathematics classroom. </text:span><text:span text:style-name="T57">The Clearing <text:s/></text:span></text:p>
      <text:p text:style-name="P86"><text:span text:style-name="T57">House, 62</text:span><text:span text:style-name="T56">, 155-158.</text:span></text:p>
      <text:p text:style-name="P90"><text:span text:style-name="T56"><text:tab/></text:span><text:span text:style-name="T54">Achieve, Inc. Closing the Expectations Gap: An Annual 50-State Progress Report on the Alignment of High School Policies with the Demands of College and Career, 2008 </text:span><text:a xlink:type="simple" xlink:href="http://www.achieve.org/files/50-state-2008-final02-25-08.pdf"><text:span text:style-name="T54">http://www.achieve.org/files/50-state-2008-final02-25-08.pdf</text:span></text:a></text:p>
      <text:p text:style-name="P20">American Association of State Colleges and Universities A Higher Education Policy Brief • August 2008</text:p>
      <text:p text:style-name="P16"><text:span text:style-name="T56"/></text:p>
      <text:p text:style-name="P90"><text:span text:style-name="T56"><text:tab/>Anbanithi, M. (1993). Training mathematical reasoning: Direct explanation versus </text:span><text:span text:style-name="T77">Arcavi, A. (2003). The role of visual representations in the learning of mathematics.  Educational Studies in Mathematics, 52, 215-241.</text:span></text:p>
      <text:p text:style-name="P2">Arcavi, A. (2003). The role of visual representations in the learning of mathematics. <text:s/>Educational Studies in Mathematics, 52, 215-241. </text:p>
      <text:p text:style-name="P50"><text:span text:style-name="T54"><text:tab/>Association for the Study of Higher Education/Lumina Foundation for Education. “Ending College Remediation: Consequences for Access and Opportunity,” ASHE/ Lumina Policy Briefs and Critical Essays No. 2, 2007. <text:s/></text:span><text:a xlink:type="simple" xlink:href="http://www.elps.hs.iastate.edu/ASHE-Lumina/document/Parker%20Brief-Web.pdf"><text:span text:style-name="T54">http://www.elps.hs.iastate.edu/ASHE-Lumina/document/Parker%20Brief-Web.pdf</text:span></text:a></text:p>
      <text:p text:style-name="P19"/>
      <text:p text:style-name="P41">Astin, A. (1977). Four critical years. San Francisco: Jossey-Bass</text:p>
      <text:p text:style-name="P41"><text:s/>Boylan, H. (1988). The historical roots of developmental education. Part III. Review of Research in Developmental Education, 5 (3).</text:p>
      <text:p text:style-name="P41">Boylan, H. (1992, November). What we know about what we do and what we do about</text:p>
      <text:p text:style-name="P41">what we know. Keynote address at the National Conference on Research in Developmental</text:p>
      <text:p text:style-name="P41">Education. Charlotte, NC.</text:p>
      <text:p text:style-name="P41"/>
      <text:p text:style-name="P41">Boylan, H., Bonham, B., &amp; Bliss, L. (1992). The impact of developmental programs.</text:p>
      <text:p text:style-name="P41">Research in Developmental Education, 9 (5).</text:p>
      <text:p text:style-name="P41"/>
      <text:p text:style-name="P41">Brier, E. (1984). Bridging the academic preparation gap: A historical view. Journal of</text:p>
      <text:p text:style-name="P41"><text:soft-page-break/>Developmental Education, 8 (1), 2-5.</text:p>
      <text:p text:style-name="P41"/>
      <text:p text:style-name="P41">Carnegie Commission for the Advancement of Higher Education. (1980). Three thousand</text:p>
      <text:p text:style-name="P41">futures. San Francisco: Jossey-Bass.</text:p>
      <text:p text:style-name="P41"/>
      <text:p text:style-name="P41">Chickering, A. (1969). Education and identity. San Francisco: Jossey-Bass.</text:p>
      <text:p text:style-name="P41"/>
      <text:p text:style-name="P41">College enrollment by age. (1994, September 1). Chronicle of Higher Education, p. 15.</text:p>
      <text:p text:style-name="P41">Cross, P. (1976). Accent on learning. San Francisco: Jossey-Bass.</text:p>
      <text:p text:style-name="P41">Erickson, E. (1968). Identity: Youth, and crisis. New York: W.W. Norton.</text:p>
      <text:p text:style-name="P41"/>
      <text:p text:style-name="P39"><text:span text:style-name="T56"/></text:p>
      <text:p text:style-name="P87"><text:span text:style-name="T56">Beckman, C. (1989). Effect of computer graphics use on student understanding of calculus concepts. </text:span><text:span text:style-name="T57">Dissertation Abstracts International, 50B</text:span><text:span text:style-name="T56">.</text:span></text:p>
      <text:p text:style-name="P86"><text:span text:style-name="T56"><text:tab/>Blais, D. (1988). Constructivsim: A theoretical revolution for algebra. </text:span><text:span text:style-name="T57">Mathematics Teacher, 81</text:span><text:span text:style-name="T56">, 624-631.</text:span></text:p>
      <text:p text:style-name="P43"><text:tab/>Blinco, P. (1991) “Task Persi<text:span text:style-name="T75">stance</text:span> in Japanese Elementary Schools” Windows on Japenese Education (New Your; Greenwood Press.</text:p>
      <text:p text:style-name="P105"><text:span text:style-name="Emphasis"><text:span text:style-name="T47">Edward brooks (1831- 1912) in Philosophy of Arithmetic- A methods book for eldemtary teachers.</text:span></text:span></text:p>
      <text:p text:style-name="P40"><text:span text:style-name="T41"><text:tab/>Boylan, H. R. (2002). What works: Research-based best practices in developmental</text:span></text:p>
      <text:p text:style-name="P33">education. Boone, NC: Appalachian State University.</text:p>
      <text:p text:style-name="P33"/>
      <text:p text:style-name="P86"><text:span text:style-name="T56">Britton, J. (1975). </text:span><text:span text:style-name="T57">The development of writing abilities.</text:span><text:span text:style-name="T56"> London: Macmillan.</text:span></text:p>
      <text:p text:style-name="P99"><text:span text:style-name="T56"><text:tab/></text:span><text:span text:style-name="T42">Bridgeland, J. M, Dilulio, J.J., &amp; Morrison, K. B. (2006). The silent epidemic: Perspectives of</text:span></text:p>
      <text:p text:style-name="P35">high school dropouts. Civic Enterprises: Washington.</text:p>
      <text:p text:style-name="P35"/>
      <text:p text:style-name="P88"><text:span text:style-name="T42"><text:tab/></text:span><text:span text:style-name="T56">Brownell, W. A. (1935). Psychological consideration in the learning and the teaching of arithmetic. </text:span><text:span text:style-name="T57">The Teaching of Arithmetic, Tenth Yearbook of the National Council of Teachers of </text:span><text:soft-page-break/><text:span text:style-name="T57">Mathematics,</text:span><text:span text:style-name="T56"> Bureau of Publications, Teachers College, Columbia University, New York, 1-31.</text:span></text:p>
      <text:p text:style-name="P86"><text:span text:style-name="T56"><text:tab/>Bruner, J. (1960). </text:span><text:span text:style-name="T57">The process of education.</text:span><text:span text:style-name="T56"> Cambridge, MA: Harvard University Press.</text:span></text:p>
      <text:p text:style-name="P86"><text:span text:style-name="T56"><text:tab/>Brown, J. S., Collins, A. &amp; Duguid, P. (1989). Situated cognition and the culture of learning. </text:span><text:span text:style-name="T57">Educational Researcher, 18</text:span><text:span text:style-name="T56">, 32-42.</text:span></text:p>
      <text:p text:style-name="P86"><text:span text:style-name="T56"><text:tab/>Browning, C. (1989). Characterizing levels of understanding for functions and their graphs. </text:span><text:span text:style-name="T57">Dissertation Abstracts International, 49</text:span><text:span text:style-name="T56">, 2957A.</text:span></text:p>
      <text:p text:style-name="P2"><text:s/>Cawley, J., Parmar, R., Foley, T. E., Salmon, S., &amp; Roy, S. (2001). Arithmetic performance of students: Implications for standards and programming. <text:s/>Exceptional Children, 67, 311–328. </text:p>
      <text:p text:style-name="P5"><text:span text:style-name="T46"/></text:p>
      <text:p text:style-name="P33">Chandler,E. M. (1974). Student development through a learning assistance support system. The</text:p>
      <text:p text:style-name="P33">MSU Orient, (9: 4), 1-5 http://www.pvc.maricopa.edu/~7Elsche/resources/articles/chandler74.htm</text:p>
      <text:p text:style-name="P33"/>
      <text:p text:style-name="P33">Christ, F. L.(1971). Systems for learning assistance: Learner, learning facilitators, and learning</text:p>
      <text:p text:style-name="P33">centers. In F. L. Christ (Ed.), Interdisciplinary aspects of reading instruction. . Fourth</text:p>
      <text:p text:style-name="P33">Annual Proceedings of the Western College Reading Association, Los Angeles, 32-41.</text:p>
      <text:p text:style-name="P33">http://www.pvc.maricopa.edu/~lsche/resources/articles/lass.htm</text:p>
      <text:p text:style-name="P33"/>
      <text:p text:style-name="P33"><text:tab/>College and Research Libraries, Board of Directors (1982, January/February)&gt; Guidelines for</text:p>
      <text:p text:style-name="P33">two-year college learning resources programs. Revised June 30, 1981. C&amp; RL News.</text:p>
      <text:p text:style-name="P51"><text:span text:style-name="T19"><text:tab/></text:span><text:a xlink:type="simple" xlink:href="http://www.corestandards.org/public-license">Common Core State Standards Initiative | Public License</text:a><text:span text:style-name="T8">. Corestandards.org. Retrieved on 2013-07-19</text:span><text:span text:style-name="T54"> </text:span></text:p>
      <text:p text:style-name="P36">http://www.corestandards.org/assets/CCSSI_Mathematics_Appendix_A.pdf</text:p>
      <text:p text:style-name="P34"><text:span text:style-name="T56"/></text:p>
      <text:p text:style-name="P34"><text:span text:style-name="T56"><text:tab/>Currey, J. W. (1980). Creating functional learning resources centers. In K. Mikan (Ed.),</text:span></text:p>
      <text:p text:style-name="P86"><text:span text:style-name="T56"><text:tab/>Carpenter, T., Fennema, E., Peterson, P., Chiang, C., &amp; Loef, M. (1989). Using children’s mathematics thinking in classroom teaching: An experimental study. </text:span><text:span text:style-name="T57">American Educational Research </text:span><text:soft-page-break/><text:span text:style-name="T57">Journal, 26,</text:span><text:span text:style-name="T56"> 499-531.</text:span></text:p>
      <text:p text:style-name="P87"><text:span text:style-name="T56"><text:tab/></text:span><text:span text:style-name="T77">Cawley, J., Parmar, R., Foley, T. E., Salmon, S., &amp; Roy, S. (2001). Arithmetic performance of students: Implications for standards and programming. Exceptional Children, 67, 311–328.</text:span><text:span text:style-name="T56">constructivist learning. </text:span><text:span text:style-name="T57">Dissertation Abstracts International, 53/11</text:span><text:span text:style-name="T56">, 3834..</text:span></text:p>
      <text:p text:style-name="P69"><text:span text:style-name="T96"><text:tab/></text:span><text:span text:style-name="T93">Chappel, B. (2013). </text:span><text:span text:style-name="T92">U.S. Students Slide In Global Ranking On Math, Reading, Science </text:span><text:span text:style-name="T53">NPR the two way –</text:span><text:span text:style-name="T55">T</text:span><text:span text:style-name="T53">he breaking news NPR </text:span></text:p>
      <text:p text:style-name="P69"><text:span text:style-name="T56"/></text:p>
      <text:p text:style-name="P87"><text:span text:style-name="T56"><text:tab/>Choi, J. (1995). The effects of contextualization and complexity of situation on mathematics problem-solving and attitudes. </text:span><text:span text:style-name="T57">Dissertation Abstracts International, 56-10A</text:span><text:span text:style-name="T56">, <text:s/>3884.</text:span></text:p>
      <text:p text:style-name="P86"><text:span text:style-name="T56"><text:tab/>Cobb P. (1989).Experimental, cognitive, and anthropological perspectives in mathematics education. </text:span><text:span text:style-name="T57">For the Learning of Mathematics, 9</text:span><text:span text:style-name="T56">, 30-42.</text:span></text:p>
      <text:p text:style-name="P86"><text:span text:style-name="T56"><text:tab/>Cobb,P., Yackel, E., &amp; Wood, T. (1992). <text:s/>A constructivist alternative to the representational view of mind in mathematics education. </text:span><text:span text:style-name="T57">Journal for Research in Mathematics Education. 23,</text:span><text:span text:style-name="T56"> 2-33.</text:span></text:p>
      <text:p text:style-name="P86"><text:span text:style-name="T56"><text:tab/>Cobb, P. (1995). The relevance of Practice: A response to Orton. </text:span><text:span text:style-name="T57">Journal for Research in Mathematics Education, 26, </text:span><text:span text:style-name="T56">230-253.</text:span></text:p>
      <text:p text:style-name="P86"><text:span text:style-name="T56"><text:tab/>Collins, A. (1991, September). The role of computer technology in restructuring schools. </text:span><text:span text:style-name="T57">Phi Delta Kappan,</text:span><text:span text:style-name="T56"> 28-36. </text:span></text:p>
      <text:p text:style-name="P86"><text:span text:style-name="T56"><text:tab/>Conference Board for Mathematical Sciences (1983). The mathematical sciences curriculum K-12: What is still fundamental and what is not.</text:span><text:span text:style-name="T57"> In educating Americans for the 21</text:span><text:span text:style-name="T71">st</text:span><text:span text:style-name="T57"> century.: Source materials,</text:span><text:span text:style-name="T56"> Washington, DC.: National Science Foundation, 1-23.</text:span></text:p>
      <text:p text:style-name="P92"><text:span text:style-name="T56"><text:tab/></text:span><text:span text:style-name="T72">Connolly, Paul. (1989). Writing and ecology of learning. In P. Connolly &amp; T.</text:span></text:p>
      <text:p text:style-name="P92"><text:span text:style-name="T72">Vilardi (Eds.), </text:span><text:span text:style-name="T73">Writing to Learn Mathematics and Science.</text:span><text:span text:style-name="T72"> (pp. 56-69). New York: Teachers College Press.</text:span></text:p>
      <text:p text:style-name="P85"><text:span text:style-name="T56"><text:tab/>Crocker, D. (1991). Development of the concept of derivative in a calculus class using the computer algebra system Mathematical. Proceedings The Fourth Annual International Conference of </text:span><text:soft-page-break/><text:span text:style-name="T56">Technology in Collegiate Mathematics: </text:span><text:span text:style-name="T57">Conference Abstracts</text:span><text:span text:style-name="T56">. University of Portland.</text:span></text:p>
      <text:p text:style-name="P86"><text:span text:style-name="T56"><text:tab/>Dewey (1973). </text:span><text:span text:style-name="T57">The need for a recovery of philosophy</text:span><text:span text:style-name="T56">. Chicago University of Chicago Press.</text:span></text:p>
      <text:p text:style-name="P86"><text:span text:style-name="T56"><text:tab/></text:span><text:span text:style-name="T77">Dewey, J. (1933). How to Think: A restatement of the relation of reflective thinking of the educative process. Boston: Heath.</text:span><text:span text:style-name="T56">Dienes, Z. (1977).On the understanding and use of mathematics. </text:span><text:span text:style-name="T57"><text:s/>Literary Discussion, 8,</text:span><text:span text:style-name="T56"> 101-120.</text:span></text:p>
      <text:p text:style-name="P24">Dewey, J. (1933). How to Think: A restatement of the relation of reflective thinking of the educative process. Boston: Heath.</text:p>
      <text:p text:style-name="P31"><text:span text:style-name="T56"/></text:p>
      <text:p text:style-name="P92"><text:span text:style-name="T56"><text:tab/>Dossey, J., Mullis, I., Lindquist, M, &amp; Chambers, D. (1988). The mathematics report card: Are we measuring up? Trends and achievement based on the 1986 National </text:span><text:span text:style-name="T77">Assessment. Princeton, NJ: Educational Testing Service</text:span><text:span text:style-name="T56"><text:tab/></text:span><text:span text:style-name="T72">Douglas, Ronald G., (Ed.). (1986). </text:span><text:span text:style-name="T73">Toward a lean and lively calculus</text:span><text:span text:style-name="T72">. <text:s/>MAA Notes, No. 6. Washington, DC: Mathematical Association of America.</text:span></text:p>
      <text:p text:style-name="P24"/>
      <text:p text:style-name="P47"><text:tab/>Dossey, J., Mullis, I., Lindquist, M, &amp; Chambers, D. (1988). The mathematics report</text:p>
      <text:p text:style-name="P47">card: Are we measuring up? Trends and achievement based on the 1986 National</text:p>
      <text:p text:style-name="P24">Assessment. Princeton, NJ: Educational Testing Service</text:p>
      <text:p text:style-name="P29"/>
      <text:p text:style-name="P86"><text:span text:style-name="T56"><text:tab/>Dubinsky, E. (1991) Reflective abstraction. In D. Tall (Ed.), </text:span><text:span text:style-name="T57">Advanced Mathematical Thinking</text:span><text:span text:style-name="T56">. Boston: Kluser Academic publishers, 101-123.</text:span></text:p>
      <text:p text:style-name="P44"><text:span text:style-name="T54"><text:tab/>Education Commission of the States. State Policies on Community College Remedial Education: Findings from a National Survey, 2002. </text:span><text:a xlink:type="simple" xlink:href="http://ecs.org/clearinghouse/40/81/4081.pdf"><text:span text:style-name="T54">http://ecs.org/clearinghouse/40/81/4081.pdf</text:span></text:a></text:p>
      <text:p text:style-name="P86"><text:span text:style-name="T56"><text:tab/>Emig, J. (1977). Writing: an act of cognition, in C.W. Griffin (ed.), </text:span><text:span text:style-name="T57">New Direction for Teaching and Learning: Teaching Writing in All Disciplines, </text:span><text:span text:style-name="T56">Jossey-Bass, San Francisco,15 -26.</text:span></text:p>
      <text:p text:style-name="P86"><text:span text:style-name="T56"><text:tab/>Ferrini-Mundy, J., &amp; Graham, K (1991). </text:span><text:span text:style-name="T57">Research in calculus learning. Understanding of limits, derivatives, and integrals.</text:span><text:span text:style-name="T56"> Paper presented at the Joint Mathematics Meetings, Special <text:s/>Session on Research in Undergraduate Mathematics Education, San Francisco.</text:span></text:p>
      <text:p text:style-name="P86"><text:soft-page-break/><text:span text:style-name="T56"><text:tab/>Fischbein, E. (1990). Introduction. In P. Nesher &amp; kilpatrick <text:s/>(Eds.), </text:span><text:span text:style-name="T57">Mathematics and Cognition: A research synthesis by the International Group for the Psychology of Mathematics Education.</text:span><text:span text:style-name="T56"> Cambridge: Cambridge University Press, 1-13.</text:span></text:p>
      <text:p text:style-name="P86"><text:span text:style-name="T56"><text:tab/></text:span><text:span text:style-name="T77">Florida Department of Education (2010). Classroom cognitive and meta-cognitive strategies for teachers:Research-based strategies for problem-solving in mathematics K-12. Bureau of Exceptional Education and Student Services, Florida Department of Eduction. Tallahassee, Fl.</text:span></text:p>
      <text:p text:style-name="P14"><text:span text:style-name="T12"><text:tab/></text:span><text:span text:style-name="T82">Florida Office of Program Policy Analysis &amp; Government Accountability (2007). Half of College Students Needing emediation Drop Out; Remediation Completers Do <text:s/>Almost as Well as Other Students. 2007 http://www.oppaga.state.fl.us/reports/pdf/0731rpt.pdf</text:span></text:p>
      <text:p text:style-name="P17"><text:span text:style-name="T1">Florida Office of Program Policy Analysis &amp; Government Accountability. Half of College Students Needing emediation Drop Out; Remediation Completers Do <text:s/>Almost as Well as Other Students. 2007</text:span></text:p>
      <text:p text:style-name="P90"><text:span text:style-name="T54"><text:s/></text:span><text:a xlink:type="simple" xlink:href="http://www.oppaga.state.fl.us/reports/pdf/0731rpt.pdf"><text:span text:style-name="T54">http://www.oppaga.state.fl.us/reports/pdf/0731rpt.pdf</text:span></text:a></text:p>
      <text:p text:style-name="P90"><text:span text:style-name="T56"><text:tab/>Frid, S. (1994). Three approaches to undergraduate calculus instruction: Their nature and potential impact on students’ language use and sources on conviction. In Ed Dubinsky, Alan Schoenfeld, &amp; Jim Kaput (eds.), </text:span><text:span text:style-name="T57">Research in Collegiate Mathematics Education.</text:span><text:span text:style-name="T56"> </text:span><text:span text:style-name="T57">1</text:span><text:span text:style-name="T56">, Conference Board of the Mathematical Sciences. American Mathematical Society.</text:span></text:p>
      <text:p text:style-name="P86"><text:span text:style-name="T56"><text:tab/>Fulwiler, T. (1982). Writing: An act of cognition, in C. W. Griffin (ed.), </text:span><text:span text:style-name="T57">New Direction for Teaching and Learning: Teaching Writing in All Disciplines,</text:span><text:span text:style-name="T56"> Jossey-Bass, San Francisco, 15-26.</text:span></text:p>
      <text:p text:style-name="P23">Garfloa, J. &amp; Lester, F. K. (1985). Metacognition, cognitive monitoring, and mathematical performance. Journal for Research in Mathematics Education, 16, 163-176/</text:p>
      <text:p text:style-name="P43"><text:span text:style-name="T76"/></text:p>
      <text:p text:style-name="P24">Garfloa, J. &amp; Lester, F. K. (1985). Metacognition, cognitive monitoring, and mathematical performance. Journal for Research in Mathematics Education, 16, 163-176/</text:p>
      <text:p text:style-name="P93"><text:span text:style-name="T72"/></text:p>
      <text:p text:style-name="P92"><text:span text:style-name="T72"><text:tab/>Goldenburg, P.E. (1988). Mathematical metaphors, and human <text:s/>factors: mathematical, technical, and pedagogical representations of function. <text:s/></text:span><text:span text:style-name="T73">Journal of Mathematical Behavior, 7,</text:span><text:span text:style-name="T72"> </text:span><text:soft-page-break/><text:span text:style-name="T72">135-169.</text:span></text:p>
      <text:p text:style-name="P86"><text:span text:style-name="T56"><text:tab/>Heid, M. K. (1988). Resequencing skills and concepts in applied calculus using the computer as a tool. </text:span><text:span text:style-name="T57">Journal for Research in Mathematics Education, 19</text:span><text:span text:style-name="T56">, 3-25.</text:span></text:p>
      <text:p text:style-name="P94"><text:tab/>Hiebert J., &amp; Carpenter, T. P. (1992). Learning an teaching with understanding.</text:p>
      <text:p text:style-name="P86"><text:span text:style-name="T56">In D. A. Grouws (Ed.), </text:span><text:span text:style-name="T57">Handbook of research on mathematics teaching and learning</text:span><text:span text:style-name="T56"> (pp. 65-97). Reston, VA: National Council of Teachers of Mathematics; New York: Macmillan.</text:span></text:p>
      <text:p text:style-name="P86"><text:span text:style-name="T56"><text:tab/>Hinsley, D.A., Hayes, J.R., &amp; Simon, H.A. From words to equations: meaning and representation in algebra word problems. In M. Just &amp; P. Carpenter (Eds.), </text:span><text:span text:style-name="T77">Cognitive processes in comprehension (pp. 89-106). Hillsdale, NJ: Erlbaum.</text:span></text:p>
      <text:p text:style-name="P87"><text:span text:style-name="T72"><text:tab/>Hinsley, D.A., Hayes, J.R., &amp; Simon, H.A. From words to equations: meaning and representation in algebra word problems. In M. Just &amp; P. Carpenter (Eds.), Cognitive processes in comprehension (pp. 89-106). Hillsdale, NJ: Erlbaum.<text:tab/></text:span></text:p>
      <text:p text:style-name="P86"><text:span text:style-name="T56"><text:tab/>Johnson, J. (1992). Using Symbolic calculators to facilitate constructivist learning in mathematics of finance. </text:span><text:span text:style-name="T57">Dissertation Abstracts International, 53-02</text:span><text:span text:style-name="T56">, 434.</text:span></text:p>
      <text:p text:style-name="P86"><text:span text:style-name="T56"><text:tab/>Judson, P. (1990). Using computer algebra systems in mathematics courses. </text:span><text:span text:style-name="T57">Journal of Mathematical Behavior, 9</text:span><text:span text:style-name="T56">, 153-158.</text:span></text:p>
      <text:p text:style-name="P86"><text:span text:style-name="T56"><text:tab/>Kilpatrick J. (1992). A history of Research in mathematics education. In D. A. Grouws (Ed.), </text:span><text:span text:style-name="T57">Handbook of research on mathematics teaching and learning</text:span><text:span text:style-name="T56"> (pp. 3-23). Reston, VA: National Council of Teachers of <text:s/>Mathematics; New York: Macmillan.</text:span></text:p>
      <text:p text:style-name="P93"><text:span text:style-name="T56"><text:tab/></text:span><text:span text:style-name="T83">Kramarski, B.&amp; Mevarech, Z. (2003). Enhancing mathematical reasoning in the classroom: effects of cooperative learning and metacognitiive training. American Educational Research Journal. 40(1), 281-310</text:span><text:span text:style-name="T72">Knoblauch, C. D. &amp; Brannon, </text:span><text:soft-page-break/><text:span text:style-name="T72">L. (1983). Writing as learning through the</text:span></text:p>
      <text:p text:style-name="P92"><text:span text:style-name="T74"><text:s text:c="5"/></text:span><text:span text:style-name="T72">curriculum, </text:span><text:span text:style-name="T73">College English, 45,</text:span><text:span text:style-name="T72"> 465-74.</text:span></text:p>
      <text:p text:style-name="P86"><text:span text:style-name="T56"><text:tab/>Lampert, M. (1990). When the problem is not the and the solution is not the answer.: Mathematical knowing and teaching. </text:span><text:span text:style-name="T57">American Education Research Journal, 27</text:span><text:span text:style-name="T56">, 29-63.</text:span></text:p>
      <text:p text:style-name="P86"><text:span text:style-name="T56"><text:tab/></text:span></text:p>
      <text:p text:style-name="P86"><text:span text:style-name="T78"><text:tab/>Lesh, R. (1981). Applied mathematical problem solving. Educational Studies in Mathematics, 12(20, 235-265.</text:span></text:p>
      <text:p text:style-name="P48"><text:tab/>Lester, F., Garofalo, J., &amp; Kroll, D. (1989). The role of metacognition in mathematical problem solving: A study of two grade seven classes. Final report to the National Science Foundation of NSF project MDR 85-50346</text:p>
      <text:p text:style-name="P26"><text:span text:style-name="T78"/></text:p>
      <text:p text:style-name="P86"><text:span text:style-name="T56"><text:tab/>Luchins, A. S. (1942). Mechanization in problem solving. </text:span><text:span text:style-name="T57">Psychological Monographs, 546,</text:span><text:span text:style-name="T56"> 54. </text:span></text:p>
      <text:p text:style-name="P87"><text:span text:style-name="T56"><text:tab/></text:span><text:span text:style-name="T77">Lucas, C.A., Goerss, B.L. (2007). Using a post-graphic organizer in the mathematics classroom. Journal of Reading Education, 32(2), 26-30.</text:span><text:span text:style-name="T56">Mathematical Sciences Education Board and <text:tab/>Marwine, A. (1989). Reflections on the uses of informal writing. In P. Connolly</text:span></text:p>
      <text:p text:style-name="P86"><text:span text:style-name="T56">&amp; T. Vilardi (Eds.), </text:span><text:span text:style-name="T57">Writing to learn mathematics and science </text:span><text:span text:style-name="T56">(pp. 56-69). New York: teachers College Press.</text:span></text:p>
      <text:p text:style-name="P92"><text:span text:style-name="T56"><text:tab/></text:span><text:span text:style-name="T72">Mayher, J. S., Lester, N. B., &amp; Pradl, G. M. (1983). </text:span><text:span text:style-name="T73">Learning to Write/Writing to Learn.</text:span><text:span text:style-name="T72"> Boynton/Cook Publishers, Inc., Upper Montclair, NJ.</text:span></text:p>
      <text:p text:style-name="P86"><text:span text:style-name="T56"><text:tab/>Melin-Conjeros, J. (1992). The effect of using a computer algebra system in a mathematics laboratory on the achievement and attitude of calculus students. </text:span><text:span text:style-name="T57">Dissertation Abstracts International, 53</text:span><text:span text:style-name="T56">, 2283A.</text:span></text:p>
      <text:p text:style-name="P94"><text:tab/>Mett, C. L. (1989). Writing in mathematics: Evidence of learning through</text:p>
      <text:p text:style-name="P86"><text:span text:style-name="T56">writing. </text:span><text:span text:style-name="T57">The Clearing House</text:span><text:span text:style-name="T56">, 62, 292-293.</text:span></text:p>
      <text:p text:style-name="P15"><text:soft-page-break/><text:span text:style-name="T56"><text:tab/>Minnesota State Colleges and Universities and the <text:s/>University of Minnesota </text:span><text:span text:style-name="T110">(2008)</text:span><text:span text:style-name="T56">. Getting Prepared: A 2008 Report on Recent High School Graduates Who Took Developmental/Remedial Courses, 2008 http://www.mnscu.edu/media/publications/pdf/gettingprepared08.pd</text:span></text:p>
      <text:p text:style-name="P86"><text:span text:style-name="T56"><text:tab/>Monk, S. (1992).</text:span><text:span text:style-name="T57"> A framework for describing student understanding of functions</text:span><text:span text:style-name="T56">. Paper presented at the annual meeting of the American Educational Research Association, San Francisco.</text:span></text:p>
      <text:p text:style-name="P24"><text:tab/>Montague, M. (2003). Solve it: A mathematical problem-solving instructional program.  Reston, VA: Exceptional Innovations.</text:p>
      <text:p text:style-name="P25"><text:span text:style-name="T56"/></text:p>
      <text:p text:style-name="P86"><text:span text:style-name="T56"><text:tab/>Nahrgang, C.L. &amp; Peterson, B.T.(1986). Using writing to learn mathematics. </text:span><text:span text:style-name="T57">Mathematics Teacher, 79</text:span><text:span text:style-name="T56">, 461-465.</text:span></text:p>
      <text:p text:style-name="P20"><text:tab/>National Achieve, Inc. Closing the Expectations Gap: An Annual 50-State Progress Report on the Alignment of High School Policies with the Demands of College and Career, 2008<text:tab/> http://www.achieve.org/files/50-state-2008-final02-25-08.pdf</text:p>
      <text:p text:style-name="P17"><text:tab/>National Center for Education Statistics. Remedial Education at Degree-Granting Postsecondary Institutions <text:s/>in Fall 2000, 2003. <text:s/>http://nces.ed.gov/pubs2004/2004010.pdf</text:p>
      <text:p text:style-name="P17"><text:span text:style-name="T110"><text:tab/>National Center for Educational Statistics (2004). </text:span>The Condition of Education. See “Remediation and <text:s/>Degree Completion” athttp://nces.ed.gov/programs/coe/2004/pdf/18_2004.pdf and “Remedial Coursetaking” at http://nces.ed.gov/programs/coe/2004/pdf/31_2004.pdf</text:p>
      <text:p text:style-name="P17"/>
      <text:p text:style-name="P17"><text:span text:style-name="T110"><text:tab/>National Center for Educational Statistics (2008). </text:span>Trends Among High School Seniors: 1972–2004, 2008. http://nces.ed.gov/pubs2008/2008320.pdf</text:p>
      <text:p text:style-name="P15"/>
      <text:p text:style-name="P94"/>
      <text:p text:style-name="P94"><text:tab/>National Council of Teachers of Mathematics (1989). <text:span text:style-name="T104">Curriculum and evaluation standards for school mathematics.</text:span> Reston, V.A.: NCTM.</text:p>
      <text:p text:style-name="P86"><text:span text:style-name="T56"><text:tab/>National Council of Teachers of Mathematics (1991). </text:span><text:span text:style-name="T57">Professional standards for teaching mathematics.</text:span><text:span text:style-name="T56"> Reston, V.A.: NCTM. Norman, A. F. &amp; Pritchard, M. K. (1994). Cognitive obstacles to the learning of calculus: a Kruketskiian perspective. In J. Kaput and E. Dubinsky (Eds.). </text:span><text:span text:style-name="T57">Research Issues in Undergraduate Mathematics Learning: preliminary Analyses and Results.</text:span><text:span text:style-name="T56"> The Mathematical Association of <text:s/>America. Notes Number 33.(pp 65-74). </text:span></text:p>
      <text:p text:style-name="P24"><text:soft-page-break/><text:tab/>National Council of Supervisors of Mathematics. (1978). Position paper on basic mathematical skills.. Mathematics Teacher, 71(2), 147-52.How we think: A restatement of the relation of reflective think to the educative process. Boston: Heath</text:p>
      <text:p text:style-name="P24"><text:tab/>National Library of Virtual Math Manipulative. Retrieved from the Web. <text:a xlink:type="simple" xlink:href="http://nlvm.usu.edu/en/nav/vlibrary.html">http://nlvm.usu.edu/en/nav/vlibrary.html</text:a></text:p>
      <text:p text:style-name="P20"><text:span text:style-name="T16"><text:tab/>National Commission on Excellence in Education, "A Nation at Risk," April 1983, pp. 114–55, </text:span><text:a xlink:type="simple" xlink:href="http://www.ed.gov/pubs/natatrisk/index">www.ed.gov/pubs/natatrisk/index</text:a><text:span text:style-name="T16">.</text:span></text:p>
      <text:p text:style-name="P20"><text:span text:style-name="T16">National Education Association, "NEA's Story: Answering the Call," February 2006, www.nea.org/aboutnea/neastory.html. </text:span></text:p>
      <text:p text:style-name="P28"><text:span text:style-name="T17"/></text:p>
      <text:p text:style-name="P40"><text:span text:style-name="T41"/></text:p>
      <text:p text:style-name="P33"><text:tab/>National Education Association <text:span text:style-name="T108">(2006).</text:span> "NEA's Story: Answering the Call," February 2006, www.nea.org/aboutnea/neastory.html. </text:p>
      <text:p text:style-name="P89"><text:span text:style-name="T56"><text:tab/>National Research Council, (1989). </text:span><text:span text:style-name="T57">Everybody Counts: A report to the nation on the future of mathematics education.</text:span><text:span text:style-name="T56"> Washington, DC: National Academy press.</text:span></text:p>
      <text:p text:style-name="P95"><text:span text:style-name="T85"/></text:p>
      <text:p text:style-name="P31"><text:span text:style-name="T85">Nosich, Gerald M. (2009, 2005, 2001) </text:span><text:span text:style-name="T86">Learning to Think Things Through: A Guide to Critical Thinking Across the Curriculum</text:span><text:span text:style-name="T85">. Published by </text:span><text:a xlink:type="simple" xlink:href="http://en.wikipedia.org/wiki/Prentice_Hall"><text:span text:style-name="T94">Pearson Prentice Hall</text:span></text:a><text:span text:style-name="T85">. 3rd edition, pp. 33–38.</text:span></text:p>
      <text:p text:style-name="P87"><text:span text:style-name="T56"/></text:p>
      <text:p text:style-name="P86"><text:span text:style-name="T56"><text:tab/>Nussbaum, J. Novick, S. (1982). Alternative Frameworks, Conceptual conflict and accommodation: Toward a principled teaching strategy. </text:span><text:span text:style-name="T57">Instructional Science,11,</text:span><text:span text:style-name="T56"> 183-200.</text:span></text:p>
      <text:p text:style-name="P13"><text:span text:style-name="T13"><text:tab/>The </text:span><text:span text:style-name="T14">Florida </text:span><text:span text:style-name="T13">Office of Program Policy Analysis and Government Accountability</text:span> <text:span text:style-name="T109">(2006). </text:span>Steps Can Be Taken to Reduce Remediation Rates; 78 <text:s/>percent of Community College Students, 10 percent of <text:s/>University Students Need Remediation, 2006.</text:p>
      <text:p text:style-name="P49"><text:span text:style-name="T54"><text:s/></text:span><text:a xlink:type="simple" xlink:href="http://www.oppaga.state.fl.us/reports/pdf/0640rpt.pdf"><text:span text:style-name="T54">http://www.oppaga.state.fl.us/reports/pdf/0640rpt.pdf</text:span></text:a></text:p>
      <text:p text:style-name="P12"/>
      <text:p text:style-name="P23">Paul, R. &amp; Elder, L. (2001). Critical Thinking: Tools for Taking Charge of Your Learning and Your Life. Upper Saddle River, N.J: Prentice Hall</text:p>
      <text:p text:style-name="P23">Paul, R. &amp; Elder, L. (2003). The Miniature Guide to Critical Thinking: Concepts and Tools. The Foundation for Critical Thinking. Dillon Beach, CA.</text:p>
      <text:p text:style-name="P31"><text:span text:style-name="T76">Paul, R. &amp; Elder, L. (2001). Critical Thinking: Tools for Taking Charge of Your Learning and Your Life. Upper Saddle River, N.J: Prentice Hall</text:span></text:p>
      <text:p text:style-name="P24"><text:tab/>Paul, R. &amp; Elder, L. (2007). How to Study and Learn a Discipline. Dillon Beach, CA: Foundations for Critical Thinking Press.</text:p>
      <text:p text:style-name="P24"><text:tab/>Paul, R. &amp; Elder, L. (2007). How to Improve Student Learning: 30 Practical Ideas. Dillon Beach, CA: Foundations for Critical Thinking Press.</text:p>
      <text:p text:style-name="P24"/>
      <text:p text:style-name="P13"><text:soft-page-break/><text:span text:style-name="T4">Paul, R. &amp; Elder, L. (20</text:span><text:span text:style-name="T5">10</text:span><text:span text:style-name="T4">). </text:span><text:span text:style-name="T5">The Thinkers Guide to Analytic Thinking: How to Take Thinking Apart and What to Look for When You Do</text:span><text:span text:style-name="T6">. Dillon Beach, CA: Foundations for Critical Thinking Press.</text:span><text:span text:style-name="T4"> </text:span><text:span text:style-name="T7"><text:s/></text:span></text:p>
      <text:p text:style-name="P13"><text:span text:style-name="T4">Paul, R., </text:span><text:span text:style-name="T5">Niewoehner, R.,</text:span><text:span text:style-name="T4"> &amp; Elder, L. (200</text:span><text:span text:style-name="T6">7</text:span><text:span text:style-name="T4">). </text:span><text:span text:style-name="T5">The Thinkers Guide to Engineering Reasoning</text:span><text:span text:style-name="T6">. Dillon Beach, CA: Foundations for Critical Thinking Press.</text:span><text:span text:style-name="T4"> </text:span></text:p>
      <text:p text:style-name="P13"/>
      <text:p text:style-name="P12"/>
      <text:p text:style-name="P24"/>
      <text:p text:style-name="P24"/>
      <text:p text:style-name="P24"/>
      <text:p text:style-name="P24"/>
      <text:p text:style-name="P96"><text:span text:style-name="T76"><text:tab/>Schoenfeld, A.H. (1987). Cognitive science and mathematics education. Hillsdale, N.J: Lawrence Erlbaum Associates.</text:span><text:tab/></text:p>
      <text:p text:style-name="P94"><text:tab/>Pearce, D. &amp; Davidson, D. M. (1988). Teacher use of writing in junior high</text:p>
      <text:p text:style-name="P86"><text:span text:style-name="T56">mathematics classrooms. </text:span><text:span text:style-name="T57">School Science and Mathematics</text:span><text:span text:style-name="T56">, 88, 6-15.</text:span></text:p>
      <text:p text:style-name="P86"><text:span text:style-name="T56"><text:tab/>Piaget, <text:s/>J. &amp; Inhelder (1967). </text:span><text:span text:style-name="T57">The child’s conception of space.</text:span><text:span text:style-name="T56"> New York: W. W. <text:s/>Norton.</text:span></text:p>
      <text:p text:style-name="P86"><text:span text:style-name="T56"><text:tab/>Piaget (1970). </text:span><text:span text:style-name="T57">Structuralism.</text:span><text:span text:style-name="T56"> New York: Basic Books.</text:span></text:p>
      <text:p text:style-name="P86"><text:span text:style-name="T56"><text:tab/>Piaget, J. (1980). </text:span><text:span text:style-name="T57">Experiments in contradiction</text:span><text:span text:style-name="T56">. Chicago: University of Chicago Press.</text:span></text:p>
      <text:p text:style-name="P86"><text:span text:style-name="T56"><text:tab/>Piaget, J <text:s/>(1978). </text:span><text:span text:style-name="T57">The equilibration of cognitive structures</text:span><text:span text:style-name="T56">. Chicago: University of <text:s text:c="7"/>Chicago Press.</text:span></text:p>
      <text:p text:style-name="P87"><text:span text:style-name="T77"><text:tab/>Polya, G. (1973). </text:span><text:span text:style-name="T79">H</text:span><text:span text:style-name="T77">ow to solve it. Princeton University Press.</text:span></text:p>
      <text:p text:style-name="P86"><text:span text:style-name="T56"><text:tab/>Powell, A. &amp; Lopez, . (1989). Writing as a vehicle to learn mathematics: A case study. In P. Connolly &amp; T. Vilardi (Eds.), </text:span><text:span text:style-name="T57">Writing to learn mathematics and science</text:span><text:span text:style-name="T56"> (pp. 56-69). New York: teachers College Press.</text:span></text:p>
      <text:p text:style-name="P86"><text:span text:style-name="T56"><text:tab/>Porzio, D. (1994). The effects of differing technological approaches to calculus on students’ use and understanding of multiple representations. </text:span><text:span text:style-name="T57">Dissertation Abstracts International, 61/55.</text:span><text:span text:style-name="T56"> p.1087.</text:span></text:p>
      <text:p text:style-name="P69"><text:span text:style-name="T37">Ronald Reagan, Executive Order 12612, October 26,1987 </text:span><text:a xlink:type="simple" xlink:href="http://www.reagan.utexas.edu/archives/speeches/1987/102687d.ht"><text:span text:style-name="T49">www.reagan.utexas.edu/archives/speeches/1987/102687d.ht</text:span></text:a></text:p>
      <text:p text:style-name="P69"><text:span text:style-name="T49"/></text:p>
      <text:p text:style-name="P89"><text:span text:style-name="T78"><text:tab/>Reimer, W. &amp; Reimer, L (2005). Historical connections in mathematics volume III: resources for using history of mathematics in the classroom. AIMS Educational Foundation.</text:span><text:span text:style-name="T84"><text:tab/></text:span></text:p>
      <text:p text:style-name="P89"><text:soft-page-break/><text:span text:style-name="T56"><text:tab/>Rose, B. (1989). <text:s/>Using expressive writing to support the learning of mathematics. </text:span><text:span text:style-name="T57">Dissertation Abstracts International. 50/04</text:span><text:span text:style-name="T56">, p. 867.</text:span></text:p>
      <text:p text:style-name="P86"><text:span text:style-name="T56"><text:tab/>Rosenblum, V. (1992). Mathematical Discourse in grades two and three: Effect on reasoning ability, self-esteem, computation, and creativity. </text:span><text:span text:style-name="T57">Dissertation Abstracts International; DAI, 5304A</text:span><text:span text:style-name="T56">, 1047.<text:tab/></text:span></text:p>
      <text:p text:style-name="P20"><text:tab/><text:span text:style-name="T111">Russell, A (2013) </text:span>Enhancing College Student Success Through Developmental Education.</text:p>
      <text:p text:style-name="P20">Senior State Policy Consultant National Center for Developmental Education Website 2013.</text:p>
      <text:p text:style-name="P16"><text:span text:style-name="T56"/></text:p>
      <text:p text:style-name="P91"><text:span text:style-name="T56"><text:tab/></text:span><text:span text:style-name="T8">Pritchett, Bailey.</text:span><text:a xlink:type="simple" xlink:href="http://news.heartland.org/newspaper-article/2013/07/22/common-core-testing-costs-increase-georgia-withdraws"><text:span text:style-name="T20">"Common Core Testing Costs Increase; Georgia Withdraws"</text:span></text:a><text:span text:style-name="T8">. Heartland Foundation. Retrieved February 3, 2014.</text:span></text:p>
      <text:p text:style-name="P91"><text:span text:style-name="T56">Saxe, G. (1988). Candy selling and math learning. </text:span><text:span text:style-name="T57">Educational Researcher, 17</text:span><text:span text:style-name="T56">, 14 -21.</text:span></text:p>
      <text:p text:style-name="P86"><text:span text:style-name="T56"><text:tab/>Schoenfeld, Alan H. (1985). </text:span><text:span text:style-name="T57">Mathematical Problem Solving</text:span><text:span text:style-name="T56">, Academic Press, Orlando.</text:span></text:p>
      <text:p text:style-name="P106"><text:span text:style-name="T56"><text:tab/></text:span><text:span text:style-name="T77">Schoenfeld, A.H. (1987). Cognitive science and mathematics </text:span><text:span text:style-name="T81">education</text:span><text:span text:style-name="T77">. <text:s/>Hillsdale, N.J.: Lawrence Erlbaum Associates.</text:span></text:p>
      <text:p text:style-name="P23"><text:tab/>Schoenfeld, A.H. (1983). Episodic and executive decisions in mathematics problem solving. In R. Lesh &amp; M. Landau, Acquisition of mathematics concepts and processes. New York'\: Academic Press.</text:p>
      <text:p text:style-name="P23"><text:tab/>Schoenfeld, A.H. (1987). Cognition science and mathematics education: An overview. Cognitive science and mathematics education. Hillsdale, NJ: Lawrence Erlbaum.</text:p>
      <text:p text:style-name="P24"><text:tab/>Schoenfeld, A.H. (1987). Cognitive science and mathematics education. Hillsdale, N.J: Lawrence Erlbaum Associates.</text:p>
      <text:p text:style-name="P97"><text:span text:style-name="T56"><text:tab/></text:span><text:span text:style-name="T106">Schoenfeld, A. H. (1991). On mathematics as sensemaking: An informal attack on the unfortunate divorce of formal an informal mathematics. In J. F. Voss, D. N. Perkins, &amp; J. W. Segal (Eds.) , </text:span><text:span text:style-name="T105">Informal reasoning and education</text:span><text:span text:style-name="T106"> (pp. 311-344) Hillsdale NJ: Erlbaum.</text:span></text:p>
      <text:p text:style-name="P97"><text:span text:style-name="T56"/></text:p>
      <text:p text:style-name="P48"><text:tab/>Schoenfeld, A. H. (1992). Learning to think mathematically: Problem solving,</text:p>
      <text:p text:style-name="P48">metacognition, and sense-making in mathematics. In D. Grouws (Ed.), Handbook for</text:p>
      <text:p text:style-name="P48">Research on Mathematics Teaching and Learning (pp. 334-370). New York: MacMillan<text:tab/></text:p>
      <text:p text:style-name="P48"><text:tab/>Schoenfeld, A. (in press). On mathematics as sense-making: An informal attack on the unfortunate divorce of formal and informal mathematics. In D.N. Perkins, J. Segal, &amp; J. Voss (Eds.), Informal reasoning and education. Hillsdale, NJ: Erlbaum.</text:p>
      <text:p text:style-name="P45"><text:span text:style-name="T56"><text:tab/></text:span><text:span text:style-name="T77">Schoenfeld, A. (forthcoming). Reflections on doing and teaching mathematics. In A. Schoenfeld (Ed.), Mathematical thinking and problem solving. </text:span><text:span text:style-name="T10">In </text:span><text:span text:style-name="Emphasis"><text:span text:style-name="T11">D. N. Perkins</text:span></text:span><text:span text:style-name="T11">, </text:span><text:span text:style-name="Emphasis"><text:span text:style-name="T11">J</text:span></text:span><text:span text:style-name="T11">.</text:span><text:span text:style-name="Emphasis"><text:span text:style-name="T11">Segal, &amp; J</text:span></text:span><text:span text:style-name="T11">. </text:span><text:span text:style-name="Emphasis"><text:span text:style-name="T11">Voss </text:span></text:span><text:span text:style-name="T11">(</text:span><text:span text:style-name="Emphasis"><text:span text:style-name="T11">Eds</text:span></text:span><text:span text:style-name="T11">.), </text:span><text:span text:style-name="Emphasis"><text:span text:style-name="T11">Informal reasoning and education</text:span></text:span><text:span text:style-name="T11">. </text:span><text:span text:style-name="Emphasis"><text:span text:style-name="T11">Hillsdale</text:span></text:span><text:span text:style-name="T11">, </text:span><text:span text:style-name="Emphasis"><text:span text:style-name="T11">NJ</text:span></text:span><text:span text:style-name="T11">: </text:span><text:span text:style-name="Emphasis"><text:span text:style-name="T11">Erlbaum</text:span></text:span><text:span text:style-name="T87"> </text:span></text:p>
      <text:p text:style-name="P98"><text:soft-page-break/><text:span text:style-name="T56"><text:tab/></text:span></text:p>
      <text:p text:style-name="P24"><text:tab/>Schoenfeld, A.H. (1983). Episodic and executive decisions in mathematics problem solving. In R. Lesh &amp; M. Landau, Acquisition of mathematics concepts and processes. New York'\: Academic Press.</text:p>
      <text:p text:style-name="P24"><text:tab/>Schoenfeld, A.H. (1987). Cognition science and mathematics education: An overview. Cognitive science and mathematics education. Hillsdale, NJ: Lawrence Erlbaum.</text:p>
      <text:p text:style-name="P47"><text:tab/>Schoenfeld, A. (in press). On mathematics as sense-making: An informal attack on the unfortunate divorce of formal and informal mathematics. In D.N. Perkins, J. Segal, &amp; J. Voss (Eds.), Informal reasoning and education. Hillsdale, NJ: Erlbaum.</text:p>
      <text:p text:style-name="P46"><text:span text:style-name="T56"><text:tab/>Schoenfeld, A. (forthcoming). Reflections on doing and teaching mathematics. In A. </text:span><text:span text:style-name="T77">Schoenfeld (Ed.), Mathematical thinking and problem solving.</text:span></text:p>
      <text:p text:style-name="P98"><text:span text:style-name="T56"/></text:p>
      <text:p text:style-name="P98"><text:span text:style-name="T56"><text:tab/>Seldon, J., A., &amp; Seldon, A. (1990, March). Constructivism in mathematics education: A view of how people learn. </text:span><text:span text:style-name="T57">UME Trends</text:span><text:span text:style-name="T56">, 8-9. </text:span></text:p>
      <text:p text:style-name="P87"><text:span text:style-name="T56"><text:tab/></text:span></text:p>
      <text:p text:style-name="Text_20_body"><text:tab/></text:p>
      <text:p text:style-name="P30"><text:span text:style-name="T76"/></text:p>
      <text:p text:style-name="P87"><text:span text:style-name="T77"><text:tab/>S</text:span><text:span text:style-name="T80">l</text:span><text:span text:style-name="T77">ew, J. (2013). Top-Down Approach to Teaching Problem Solving Heuristics in Mathematics. Center for Research in Pedagogy and Practice, National Institute of Education, Nanyang Technological University, Singapore.</text:span><text:span text:style-name="T56"><text:tab/></text:span></text:p>
      <text:p text:style-name="P87"><text:span text:style-name="T56"><text:tab/>Simon (1995, May). </text:span><text:span text:style-name="T57">Reconstructing mathematics pedagogy from a constructivist perspective. Paper presented at 9th Annual Research Institute Teacher Education. Center for research in mathematics and science education. </text:span><text:span text:style-name="T56">North Carolina State University.</text:span></text:p>
      <text:p text:style-name="P86"><text:span text:style-name="T56"><text:tab/>Schrock, C. (1990). Calculus and computing: An exploratory study ton examine the effectiveness of using a compute algebra system to develop increased conceptual understanding in a first-semester calculus course </text:span><text:span text:style-name="T57">Dissertation Abstracts International, 50,</text:span><text:span text:style-name="T56"> 1926A.</text:span></text:p>
      <text:p text:style-name="P23"><text:tab/>Silver, E.A., Branca, N. &amp; Adams, V. (1980). Metacognition. The missing link in problem solving? Proceeding of the fourth international conference for the psychology of mathematics education. Berkeley, CA:PME.</text:p>
      <text:p text:style-name="P43"/>
      <text:p text:style-name="P100"><text:tab/>Stillmanm G. (2010). Metacognition research in mathematics education: from hot topic to mature field. ZDM International Journal for Mathematics Education. Australian Catholic University. Australia</text:p>
      <text:p text:style-name="P87"><text:span text:style-name="T77"/></text:p>
      <text:p text:style-name="P69"><text:span text:style-name="T38">Spellings, </text:span><text:span text:style-name="T40">M. (2005) </text:span><text:span text:style-name="T38">"10 Facts About K-12 Education Funding," Department of Education, </text:span><text:a xlink:type="simple" xlink:href="http://www.ed.gov/about/overview/fed/10facts/10facts.pdf"><text:span text:style-name="T50">www.ed.gov/about/overview/fed/10facts/10facts.pdf</text:span></text:a><text:span text:style-name="T38">.</text:span></text:p>
      <text:p text:style-name="P69"><text:soft-page-break/><text:span text:style-name="T38"/></text:p>
      <text:p text:style-name="P87"><text:span text:style-name="T77"><text:tab/>Suydam, M. (1987). Implications from research on problem solving. In F. R. Curcio, Teaching and learning. A problem solving focus. Reston, VA: National Council of Teachers of Mathematics.</text:span><text:span text:style-name="T56"><text:tab/></text:span></text:p>
      <text:p text:style-name="P86"><text:span text:style-name="T56"><text:tab/>Skane M. (1993). Utilizing a conceptual change model with college precalculus studnts: Amending misconceptions about the distributive law. </text:span><text:span text:style-name="T57">Dissertation Abstracts International-A 54/05,</text:span><text:span text:style-name="T56"> 1715.</text:span></text:p>
      <text:p text:style-name="P86"><text:span text:style-name="T56"><text:tab/>Skemp R. (1976). Relational Understanding and Instrumental Understanding. </text:span><text:span text:style-name="T57">Mathematics Teaching, 77</text:span><text:span text:style-name="T56">; 20-26.</text:span></text:p>
      <text:p text:style-name="P86"><text:span text:style-name="T56"><text:tab/>Small, D.B., Hosack, J.M. (1986). Algebra systems tools for reforming calculus instruction. In R. G. Douglas (Ed.), </text:span><text:span text:style-name="T57">Toward a Lean and Lively Calculus</text:span><text:span text:style-name="T56">, (pp. 143). Washington, DC: The Mathematical Association of America. </text:span></text:p>
      <text:p text:style-name="P92"><text:span text:style-name="T56"><text:tab/></text:span><text:span text:style-name="T72">Steen, Lynn A.M (Ed). (1987). Calculus for a <text:s/>new century: </text:span><text:span text:style-name="T73">A pump not a filter</text:span><text:span text:style-name="T72">. (MAA Notes, No. 8). Washington DC: Mathematical Association of America.</text:span></text:p>
      <text:p text:style-name="P94"/>
      <text:p text:style-name="P86"><text:span text:style-name="T56"><text:tab/>Steffe &amp; Gale (1995). </text:span><text:span text:style-name="T57">Constructivism in Education</text:span><text:span text:style-name="T56">. Hillsdale, NJ: Lawrence Erlbaum.</text:span></text:p>
      <text:p text:style-name="P94"><text:tab/>Stewart, C. B. (1992). Journal writing in mathematics classrooms: A practical</text:p>
      <text:p text:style-name="P86"><text:span text:style-name="T56">inquiry <text:s/>(writing to learn). </text:span><text:span text:style-name="T57">Dissertation Abstracts International, 53/12</text:span><text:span text:style-name="T56">, p. 242.</text:span></text:p>
      <text:p text:style-name="P86"><text:span text:style-name="T56"><text:tab/>Stigler, J., &amp; Perry, M. (1989). Cross cultural studies of mathematics teaching and learning: Recent findings and new directions. In D. Grouws &amp; T. Cooney (Eds.), Effective Mathematics Teaching (pp. 194-223). Hillsdale, NJ: Erlbaum.<text:tab/></text:span></text:p>
      <text:p text:style-name="P86"><text:span text:style-name="T56"><text:tab/>Tall, D. (1990). Inconsistencies in the learning of calculus and analysis. </text:span><text:span text:style-name="T57">Focus on Learning Problems in Mathematics, 12</text:span><text:span text:style-name="T56">, 49-63.</text:span></text:p>
      <text:p text:style-name="P51"><text:span text:style-name="T8">Greg Toppo (May 1, 2012).</text:span><text:a xlink:type="simple" xlink:href="http://usatoday30.usatoday.com/news/education/story/2012-04-28/common-core-education/54583192/1"><text:span text:style-name="T21">"Common Core standards drive wedge in education circles"</text:span></text:a><text:span text:style-name="T8">.</text:span><text:span text:style-name="T9">USA Today</text:span><text:span text:style-name="T8">. Retrieved March 23, 2013.</text:span><text:span text:style-name="T54"> </text:span></text:p>
      <text:p text:style-name="P16"><text:soft-page-break/><text:span text:style-name="T56"/></text:p>
      <text:p text:style-name="P86"><text:span text:style-name="T56"><text:tab/>Tzur R. (1995). Interaction and Children’s fraction learning. </text:span><text:span text:style-name="T57">Dissertation Abstracts International, 56-10A</text:span><text:span text:style-name="T56">, p. 3874. </text:span></text:p>
      <text:p text:style-name="P38"><text:span text:style-name="T42"><text:tab/>U.S. Department of Education </text:span><text:span text:style-name="T43">(2008).</text:span><text:span text:style-name="T42"> Digest of Education Statistics, 2008, Table 104</text:span></text:p>
      <text:p text:style-name="P18"><text:span text:style-name="T42"><text:tab/>U.S. Department of Education </text:span><text:span text:style-name="T45">(2006)</text:span><text:span text:style-name="T42">. The Toolbox Revisited: Paths to Degree Completion from High School Through College, 2006. http://www.ed.gov/rschstat/research/pubs/toolboxrevisit/toolbox.pdf</text:span></text:p>
      <text:p text:style-name="P86"><text:span text:style-name="T42"/></text:p>
      <text:p text:style-name="P86"><text:span text:style-name="T56"><text:tab/>Vygotsky, L. S. (1987). </text:span><text:span text:style-name="T57">The collected works of L. S. Vygotsky, 1, Problems of general psychology</text:span><text:span text:style-name="T56">. New York: Plenum Publishing.</text:span></text:p>
      <text:p text:style-name="P86"><text:span text:style-name="T56"><text:tab/>Vygotsky, L.S. (1962). </text:span><text:span text:style-name="T57">Thought and Language</text:span><text:span text:style-name="T56">., MIT Press, Cambridge MA.</text:span></text:p>
      <text:p text:style-name="P86"><text:span text:style-name="T56"><text:tab/>Vygotsky, L. S. (1981). The instructional method in psychology. In J. V. Wertsch, (ed.), </text:span><text:span text:style-name="T57">The concept of activity in Soviet psychology.</text:span><text:span text:style-name="T56"> Armonk, NY: M.E. Sharpe, pp. 134-143.</text:span></text:p>
      <text:p text:style-name="P85"><text:span text:style-name="T56"><text:tab/>Von Glasserfeld, E. (1987). Learning as a constructive activity. <text:s/>In C. Janvier (Ed.), </text:span><text:span text:style-name="T57">Problems of representation in the teaching and learning of mathematics</text:span><text:span text:style-name="T56">, (pp. 69-77). Hillsdale, NJ: Lawrence Erlbaum.</text:span></text:p>
      <text:p text:style-name="P48">Voss, <text:span text:style-name="T107">J.</text:span> (Eds.), Informal reasoning and education. Hillsdale, NJ: Erlbaum.</text:p>
      <text:p text:style-name="P26"><text:span text:style-name="T56"/></text:p>
      <text:p text:style-name="P51"><text:span text:style-name="T17">Wayne J. Urban and Jennings L. Wagoner Jr., American Education: A History, 3rded. (Boston: McGraw-Hill, 2004), p. 171. </text:span></text:p>
      <text:p text:style-name="P51"><text:a xlink:type="simple" xlink:href="http://en.wikipedia.org/wiki/Common_Core_State_Standards_Initiative#cite_ref-corestandards.org.2Fterms-of-use_9-0"><text:span text:style-name="T54">http://en.wikipedia.org/wiki/Common_Core_State_Standards_Initiative#cite_ref-</text:span></text:a><text:a xlink:type="simple" xlink:href="http://en.wikipedia.org/wiki/Common_Core_State_Standards_Initiative#cite_ref-corestandards.org.2Fterms-of-use_9-0"><text:span text:style-name="T54">corestandards.org.2Fterms-of-use_9-0</text:span></text:a></text:p>
      <text:p text:style-name="P27"><text:span text:style-name="T54"/></text:p>
      <text:p text:style-name="P26"><text:span text:style-name="T56"/></text:p>
      <text:p text:style-name="P26"><text:span text:style-name="T56">Wilson, J., Fernandez, M., Hadaway, N. (2013). Mathematical Problem Solving. The University of Georgia (retrieved from the web.)</text:span></text:p>
      <text:p text:style-name="P86"><text:span text:style-name="T56"><text:tab/>Wilson B., Teslow, Osman, R. (1995). The impact of constructivism on ID Fundamentals. In B. Seels (Ed. ), </text:span><text:span text:style-name="T57">Instructional Design Fundamentals: A Review and Reconsideration. (pp. 137-157)</text:span><text:span text:style-name="T56"> </text:span><text:soft-page-break/><text:span text:style-name="T56">Englewood Cliffs NJ: Educational Technology Publications.</text:span></text:p>
      <text:p text:style-name="P23"><text:span text:style-name="T22"><text:tab/>Yackel, E, Cobb, P., &amp; Wood, T. (1991) Small-group interaction as a source of learning opportunities in second-grade mathematics. </text:span><text:span text:style-name="T23">Journal for Research in Mathematics Education, 22(5),</text:span><text:span text:style-name="T22"> 390-408 </text:span>Blais, D.M. (1988). Constructivism: A theoretical revolution for algebra. The Mathematics Teacher, 81 (11), 64-31.</text:p>
      <text:p text:style-name="P43"><text:span text:style-name="T76"/></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text:p>
      <text:p text:style-name="P23"/>
      <text:p text:style-name="P23"/>
      <text:p text:style-name="P23"/>
      <text:p text:style-name="P23"/>
      <text:p text:style-name="P30"><text:span text:style-name="T76"/></text:p>
      <text:p text:style-name="P23"/>
      <text:p text:style-name="P30"/>
      <text:p text:style-name="P23"><text:span text:style-name="T76"/></text:p>
      <text:p text:style-name="P23"/>
      <text:p text:style-name="P43"><text:span text:style-name="T91">NOTES</text:span></text:p>
      <text:p text:style-name="P52">[For full citations, please see the Reference section of <text:span text:style-name="T31">The Schools Our Children Deserve.</text:span>]</text:p>
      <text:p text:style-name="P22"> </text:p>
      <text:p text:style-name="P54">1.  Brownell, 1928, p. 197.</text:p>
      <text:p text:style-name="P54">2.  Ibid., p. 200.</text:p>
      <text:p text:style-name="P54">3.  Lampert, 1986, p. 340.</text:p>
      <text:p text:style-name="P54">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54">5.  The National Research Council is quoted in Battista, 1999, p. 427.</text:p>
      <text:p text:style-name="P54">6.  Resnick, 1987, p. 14.</text:p>
      <text:p text:style-name="P54">7.  Brownell, 1932, p. 10.  He added:  if arithmetic somehow does become “meaningful, it becomes so in spite of drill” (p. 12).</text:p>
      <text:p text:style-name="P54">8.  Putnam et al., 1990, p. 85.</text:p>
      <text:p text:style-name="P54">9.  This real-life example comes from Paul Cobb by way of Gardner, 1991, p. 164.</text:p>
      <text:p text:style-name="P54">10.  This example, from Max Wertheimer’s <text:span text:style-name="T31">Productive Thinking</text:span>, is cited in Schoenfeld, p. 148.</text:p>
      <text:p text:style-name="P54"><text:soft-page-break/>11. Kamii, 1994, pp. 36-40.</text:p>
      <text:p text:style-name="P54">12.  Cited in Schoenfeld, p. 150, among other places.  Another example:  a startling number of young children taught in traditional classrooms give the answer “36” to the question “There are 26 sheep and 10 goats on a ship.  How old is the captain?” (Kamii, 1989, p. 160).</text:p>
      <text:p text:style-name="P54">13. Dossey et al., 1988, pp. 67, 54.</text:p>
      <text:p text:style-name="P54">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54">15. Kamii (e.g., 1994, pp. 43, 46) is especially persuasive on this point.</text:p>
      <text:p text:style-name="P54">16. Putnam et al., 1990, p. 96.</text:p>
      <text:p text:style-name="P54">17.  Jackson, 1997, p. I: 1.</text:p>
      <text:p text:style-name="P54">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54">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54">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54">21. Kahramanidis, 1988.</text:p>
      <text:p text:style-name="P54">22. Piaget, 1973, p. 106.</text:p>
      <text:p text:style-name="P54">23. Kamii, 1985b, p. 46.</text:p>
      <text:p text:style-name="P54">24. Another, more practical reason for asking this same question about a correct answer is that otherwise children will just assume “How did you get that?” is teacher code for “Nope -- try again.”</text:p>
      <text:p text:style-name="P54">25. Kamii, 1985b, pp. 25, 36.  Her constructivist premises have led Kamii to offer only a partial endorsement for the <text:soft-page-break/>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54">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54">27. Lester, 1996, pp. 146-52.  For another teacher’s description of how – and how well – this approach works, see Strachota, 1996, chap. 3.</text:p>
      <text:p text:style-name="P54">28. Kamii, 1994, p. 67.</text:p>
      <text:p text:style-name="P54">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67">Other researchers have reached similar metacog</text:p>
      <text:p text:style-name="P68"><text:span text:style-name="T32"/></text:p>
      <text:p text:style-name="P67"/>
      <text:p text:style-name="P67"><text:span text:style-name="T75">metacog</text:span>nition conclusions summarized by Lester et al. as follows:</text:p>
      <text:p text:style-name="P68"><text:a xlink:type="simple" xlink:href="http://www.oecd.org/pisa/keyfindings/pisa-2012-results.htm"><text:span text:style-name="T90">http://www.oecd.org/pisa/keyfindings/pisa-2012-results.htm</text:span></text:a><text:span text:style-name="T85"> Program of International Student Assessment website</text:span></text:p>
      <text:p text:style-name="P68"><text:span text:style-name="T36"/></text:p>
      <text:p text:style-name="P68"><text:span text:style-name="T48"/></text:p>
      <text:p text:style-name="P32"/>
      <text:p text:style-name="P37"><text:span text:style-name="T41"/></text:p>
      <text:p text:style-name="P37"><text:span text:style-name="T41"/></text:p>
      <text:p text:style-name="P32"><text:span text:style-name="T41"/></text:p>
      <text:p text:style-name="P32">Learning resourcs center conference: Proceedings and evaluatin (pp. 17-24). Birmingham. (ERIC Document Reproduction Service No. ED 222 180)</text:p>
      <text:p text:style-name="P32"/>
      <text:p text:style-name="P32">Diploma to nowhere (2008). Strong American Schools: Washington. Wayne J. Urban and Jennings L. Wagoner Jr., American Education: A History, 3rded. (Boston: McGraw-Hill, 2004), p. 171. - See more at: http://www.downsizinggovernment.org/education/k-12-education-subsidies#sthash.8RmGUXLj.dpuf</text:p>
      <text:p text:style-name="P37"/>
      <text:p text:style-name="P37">Dodge, L. &amp; Kendall, M. E. (2004). Learning communities. College Teaching, 52, 150-155.</text:p>
      <text:p text:style-name="P37">http://www.ivytech.edu/about/news-stories/achievingthedream070809.html</text:p>
      <text:p text:style-name="P37"><text:soft-page-break/></text:p>
      <text:p text:style-name="P37">Karwin, T. J. (1973). Flying a learning center: Design and costs of an off-campus space for</text:p>
      <text:p text:style-name="P37">learning. Berkeley: The Carnegie Commission on Higher Education.</text:p>
      <text:p text:style-name="P37"/>
      <text:p text:style-name="P37">Kirst, M. W. &amp; Venezie, A. (2004). The case for improving connections between K-12 schools</text:p>
      <text:p text:style-name="P37">and colleges. In R. Kazi, J. Vargas &amp; N. Hoffman, (Eds.), Double the numbers: Increasing postsecondary credentials for underrepresented youth. Harvard Education Press: Cambridge.</text:p>
      <text:p text:style-name="P37">NCAT. (2010). http://www.thencat.org/.</text:p>
      <text:p text:style-name="P37"/>
      <text:p text:style-name="P37">NCLCA. (2010). http://www.eiu.edu/~lrnasst/nclca/.</text:p>
      <text:p text:style-name="P37"/>
      <text:p text:style-name="P37">Sharpe, A. D. (1978). Essentials for an effective learning environment. In J. D. Terry &amp; R. W.</text:p>
      <text:p text:style-name="P37">Holes (eds.), The administration of learning resources centers (pp. 128-139). Washington: University Press of America.</text:p>
      <text:p text:style-name="P37"/>
      <text:p text:style-name="P37">The role of learning assistance programs. Research and teaching in developmental education.</text:p>
      <text:p text:style-name="P37">5(2), pp. 25-38. http:// www.nade.net/.../ Learning %20Assistance. Walker, C. (1980). The learning assistance center in a selective institution. In K. V. Lauridsen (Ed.), Examining the scope of learning centers (pp. 57-68_. San Francisco: Joseey-Bass.</text:p>
      <text:p text:style-name="P37"/>
      <text:p text:style-name="P37"><text:a xlink:type="simple" xlink:href="http://en.wikipedia.org/wiki/Common_Core_State_Standards_Initiative#cite_ref"><text:span text:style-name="T95">http://en.wikipedia.org/wiki/Common_Core_State_Standards_Initiative#cite_ref</text:span></text:a></text:p>
      <text:p text:style-name="P37"><text:a xlink:type="simple" xlink:href="http://en.wikipedia.org/wiki/Common_Core_State_Standards_Initiative#cite_ref-corestandards.org.2Fterms-of-use_9-0"><text:span text:style-name="T95">-corestandards.org.2Fterms-of-use_9-0</text:span></text:a></text:p>
      <text:p text:style-name="P37"/>
      <text:p text:style-name="P37">The Florida College System2013 Annual Report 1<text:a xlink:type="simple" xlink:href="http://www.corestandards.org/resources/frequently-asked-questions"><text:span text:style-name="T97">"Frequently Asked Questions"</text:span></text:a><text:span text:style-name="T88">. Common Core State Standards Initiative. Retrieved December 4, 2013.</text:span></text:p>
      <text:p text:style-name="P37"><text:a xlink:type="simple" xlink:href="http://www.corestandards.org/public-license"><text:span text:style-name="T97">Common Core State Standards Initiative | Public License</text:span></text:a><text:span text:style-name="T88">. Corestandards.org. Retrieved on 2013-07-</text:span>http://www.corestandards.org/assets/CCSSI_Mathematics_Appendix_A.pdf</text:p>
      <text:p text:style-name="P37"><text:span text:style-name="T88">Pritchett, Bailey.</text:span><text:a xlink:type="simple" xlink:href="http://news.heartland.org/newspaper-article/2013/07/22/common-core-testing-costs-increase-georgia-withdraws"><text:span text:style-name="T99">"Common Core Testing Costs Increase; Georgia Withdraws"</text:span></text:a><text:span text:style-name="T88">. Heartland Foundation. Retrieved February 3, 2014.</text:span></text:p>
      <text:p text:style-name="P37"><text:span text:style-name="T88">Greg Toppo (May 1, 2012). </text:span><text:a xlink:type="simple" xlink:href="http://usatoday30.usatoday.com/news/education/story/2012-04-28/common-core-education/54583192/1"><text:span text:style-name="T98">"Common Core standards drive wedge in education circles"</text:span></text:a><text:span text:style-name="T88">. </text:span><text:span text:style-name="T89">USA Today</text:span><text:span text:style-name="T88">. Retrieved March 23, 2013.</text:span></text:p>
      <text:p text:style-name="P37"/>
      <text:p text:style-name="P37">American Association of State Colleges and Universities A Higher Education Policy Brief • August <text:soft-page-break/>2008 Enhancing College Student Success Through Developmental Education by Alene Russell</text:p>
      <text:p text:style-name="P37">Senior State Policy Consultant National Center for Developmental Education Website 2013</text:p>
      <text:p text:style-name="P37">National Achieve, Inc. Closing the Expectations Gap: An Annual 50-State Progress Report on the Alignment of High School Policies with the Demands of College and Career, 2008 <text:a xlink:type="simple" xlink:href="http://www.achieve.org/files/50-state-2008-">http://www.achieve.org/files/50-state-2008-</text:a> final02-25-08.pdf</text:p>
      <text:p text:style-name="P37"/>
      <text:p text:style-name="P37">Education Commission of the States. State Policies on Community College Remedial Education: Findings from a National Survey, 2002. <text:a xlink:type="simple" xlink:href="http://ecs.org/clearinghouse/40/81/4081.pdf"><text:span text:style-name="T95">http://ecs.org/clearinghouse/40/81/4081.pdf</text:span></text:a></text:p>
      <text:p text:style-name="P37"><text:span text:style-name="T100">By improving students' academic </text:span><text:span text:style-name="T101">http://www.umkc.edu/cad/nade/nadedocs/hbcase95.htm</text:span><text:span text:style-name="T100"> (4 of 9) [11/11/01 3:59:27 PM]Making the Case for Developmental Education, Hunter R. Boylanskills,</text:span></text:p>
      <text:p text:style-name="P37"/>
      <text:p text:style-name="P37">Grubb, N. (1991). The decline of community college transfer rates: Evidence from national longitudinal surveys. Journal of Higher Education, 62 (2), 194-217.</text:p>
      <text:p text:style-name="P37"/>
      <text:p text:style-name="P37">Higher Education Extension Service. (1992). The academic performance of college students. New York: Teacher's College, Columbia University</text:p>
      <text:p text:style-name="P37"/>
      <text:p text:style-name="P37">Hodgkinson, H. (1985). All one system: Demographics of education, kindergarten through</text:p>
      <text:p text:style-name="P37">high school. Washington, D.C.: Institute for Educational Leadership.</text:p>
      <text:p text:style-name="P37"/>
      <text:p text:style-name="P37"><text:span text:style-name="T102">H</text:span>odgkinson, H. (1993). Southern crossroads: A demographic look at the southeast.</text:p>
      <text:p text:style-name="P37">Tallahassee, FL: Southeastern Regional Vision for Education.</text:p>
      <text:p text:style-name="P37"/>
      <text:p text:style-name="P37">Keimig, R. T. (1983). Raising academic standards: A guide to learning improvement.</text:p>
      <text:p text:style-name="P37">(ASHE/ERIC Research Report)</text:p>
      <text:p text:style-name="P37">Astin, A. (1977). Four critical years. San Francisco: Jossey-Bass</text:p>
      <text:p text:style-name="P37"/>
      <text:p text:style-name="P37">Boylan, H. (1988). The historical roots of developmental education. Part III. Review of</text:p>
      <text:p text:style-name="P37">Research in Developmental Education, 5 (3).</text:p>
      <text:p text:style-name="P37">Boylan, H. (1992, November). What we know about what we do and what we do about</text:p>
      <text:p text:style-name="P37">what we know. Keynote address at the National Conference on Research in Developmental</text:p>
      <text:p text:style-name="P37">Education. Charlotte, NC.</text:p>
      <text:p text:style-name="P37"/>
      <text:p text:style-name="P37"><text:soft-page-break/>Boylan, H., Bonham, B., &amp; Bliss, L. (1992). The impact of developmental programs.</text:p>
      <text:p text:style-name="P37">Research in Developmental Education, 9 (5).</text:p>
      <text:p text:style-name="P37">Brier, E. (1984). Bridging the academic preparation gap: A historical view. Journal of</text:p>
      <text:p text:style-name="P37">Developmental Education, 8 (1), 2-5.</text:p>
      <text:p text:style-name="P37">Carnegie Commission for the Advancement of Higher Education. (1980). Three thousand</text:p>
      <text:p text:style-name="P37">futures. San Francisco: Jossey-Bass.</text:p>
      <text:p text:style-name="P37">Chickering, A. (1969). Education and identity. San Francisco: Jossey-Bass.</text:p>
      <text:p text:style-name="P37">College enrollment by age. (1994, September 1). Chronicle of Higher Education, p. 15.</text:p>
      <text:p text:style-name="P37">Cross, P. (1976). Accent on learning. San Francisco: Jossey-Bass.</text:p>
      <text:p text:style-name="P37">Erickson, E. (1968). Identity: Youth, and crisis. New York: W.W. Norton.</text:p>
      <text:p text:style-name="P37">Grubb, N. (1991). The decline of community college transfer rates: Evidence from national</text:p>
      <text:p text:style-name="P37">longitudinal surveys. Journal of Higher Education, 62 (2), 194-217.</text:p>
      <text:p text:style-name="P37">Higher Education Extension Service. (1992). The academic performance of college</text:p>
      <text:p text:style-name="P37">students. New York: Teacher's College, Columbia University</text:p>
      <text:p text:style-name="P37">Hodgkinson, H. (1985). All one system: Demographics of education, kindergarten through</text:p>
      <text:p text:style-name="P37">high school. Washington, D.C.: Institute for Educational Leadership.</text:p>
      <text:p text:style-name="P37">Hodgkinson, H. (1993). Southern crossroads: A demographic look at the southeast.</text:p>
      <text:p text:style-name="P37">Tallahassee, FL: Southeastern Regional Vision for Education.</text:p>
      <text:p text:style-name="P37">Keimig, R. T. (1983). Raising academic standards: A guide to learning improvement.</text:p>
      <text:p text:style-name="P37">(ASHE/ERIC Research Report)</text:p>
      <text:p text:style-name="P37">Maxwell, M. (1985). Improving student learning skills. San Francisco: Jossey-Bass.</text:p>
      <text:p text:style-name="P37">National Center for Education Statistics. (1991). Survey report: College level remediation</text:p>
      <text:p text:style-name="P37">in the fall of 1989. Washington, D.C.: U.S. Department of Education, Office of Educational</text:p>
      <text:p text:style-name="P37">Research and Improvement.</text:p>
      <text:p text:style-name="P37">Perry, W. (1970). Forms of intellectual and ethical development in the college years. New</text:p>
      <text:p text:style-name="P37">York: Holt, Rinehart, and Winston</text:p>
      <text:p text:style-name="P42"><text:span text:style-name="T103">"Taking Learning Seriously," in Change, July/August 1999. Volume 31, Number 4. Pages 10-17.</text:span></text:p>
      <text:p text:style-name="P61"><text:span text:style-name="T24">StateImpact Florida journalists</text:span><text:a xlink:type="simple" xlink:href="http://stateimpact.npr.org/florida/author/joconnor/"><text:span text:style-name="T26"> John O'Connor</text:span></text:a><text:span text:style-name="T24"> and </text:span><text:a xlink:type="simple" xlink:href="http://stateimpact.npr.org/florida/author/smack/"><text:span text:style-name="T25">Sammy Mack</text:span></text:a><text:span text:style-name="T24"> travel the state to report on how education issues affect you. StateImpact Florida is a project of </text:span><text:a xlink:type="simple" xlink:href="http://www.wusf.usf.edu/"><text:span text:style-name="T26">WUSF</text:span></text:a><text:span text:style-name="T24"> Public Media and </text:span><text:a xlink:type="simple" xlink:href="http://www.wlrn.org/"><text:span text:style-name="T26">WLRN</text:span></text:a><text:span text:style-name="T24"> Public Media.</text:span></text:p>
      <text:h text:style-name="P72" text:outline-level="1">13th Grade: Why More Florida Students Than Ever Struggle With Math</text:h>
      <text:list xml:id="list6811556035536985597" text:style-name="L2">
        <text:list-header>
          <text:p text:style-name="P53"><draw:frame draw:style-name="fr1" draw:name="Frame2" text:anchor-type="paragraph" svg:width="2.2917in" draw:z-index="0"><draw:text-box fo:min-height="0.0161in"><text:h text:style-name="P8" text:outline-level="6">DECEMBER 10, 2012 | 6:00 AM</text:h><text:h text:style-name="P9" text:outline-level="6"><text:span text:style-name="T33">BY </text:span><text:a xlink:type="simple" xlink:href="http://stateimpact.npr.org/florida/author/sgonzalez/"><text:span text:style-name="T34">SARAH GONZALEZ</text:span></text:a></text:h></draw:text-box></draw:frame></text:p>
        </text:list-header>
      </text:list>
      <text:p text:style-name="P62"><text:soft-page-break/></text:p>
      <text:p text:style-name="P62"/>
      <text:h text:style-name="P73" text:outline-level="1">President Obama and Education Reform: The Personal and the Political</text:h>
      <text:p text:style-name="P70"><text:span text:style-name="T15"> </text:span><text:span text:style-name="T18">By Robert Maranto, Michael Q. McShane</text:span> </text:p>
      <text:p text:style-name="P70"/>
      <text:p text:style-name="P63"/>
      <text:p text:style-name="P64"/>
      <text:p text:style-name="P71">Trends in Developmental Education David Arendale, University of Missouri-Kansas City</text:p>
      <text:p text:style-name="P6">References </text:p>
      <text:p text:style-name="P1">Montague, M. (2003). Solve it: A mathematical problem-solving instructional program. <text:s/>Reston, VA: Exceptional Innovations. </text:p>
      <text:p text:style-name="P3">Kramarski, B.&amp; Mevarech, Z. (2003). Enhancing mathematical reasoning in the classroom: effects of cooperative learning and metacognitiive training. American Educational Research Journal. 40(1), 281-310</text:p>
      <text:p text:style-name="P4">References </text:p>
      <text:p text:style-name="P7"><text:span text:style-name="T3">Exceptional Education and</text:span></text:p>
      <text:p text:style-name="P55"><text:span text:style-name="Emphasis"><text:span text:style-name="T2"/></text:span></text:p>
      <text:p text:style-name="P55"><text:span text:style-name="Emphasis"><text:span text:style-name="T2"/></text:span></text:p>
      <text:p text:style-name="P104"><text:span text:style-name="Emphasis"><text:span text:style-name="T70"/></text:span></text:p>
      <text:p text:style-name="P65">References </text:p>
      <text:p text:style-name="P10"/>
      <text:p text:style-name="P10"/>
      <text:p text:style-name="P10"/>
      <text:p text:style-name="P10"><text:span text:style-name="T27"/></text:p>
      <text:p text:style-name="P10"/>
      <text:p text:style-name="P10"/>
      <text:p text:style-name="P10"/>
      <text:p text:style-name="P10"/>
      <text:p text:style-name="P10"/>
      <text:p text:style-name="P10"><text:a xlink:type="simple" xlink:href="http://www.achieve.org/files/50-state-2008-final02-25-08.pdf"><text:span text:style-name="T54"/></text:a></text:p>
      <text:p text:style-name="Text_20_body"><text:span text:style-name="T54"/></text:p>
      <text:p text:style-name="P10"/>
      <text:p text:style-name="P10"/>
      <text:p text:style-name="Text_20_body"><text:a xlink:type="simple" xlink:href="http://www.oppaga.state.fl.us/reports/pdf/0640rpt.pdf"><text:span text:style-name="T54"/></text:a></text:p>
      <text:p text:style-name="P10"/>
      <text:p text:style-name="P10"/>
      <text:p text:style-name="P10"/>
      <text:p text:style-name="P10"/>
      <text:p text:style-name="P10"/>
      <text:p text:style-name="P10"/>
      <text:p text:style-name="P10"><text:span text:style-name="T54"/></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For full citations, please see the Reference section of <text:span text:style-name="T31">The Schools Our Children Deserve.</text:span>]</text:p>
      <text:p text:style-name="P10"/>
      <text:p text:style-name="P10">1. Brownell, 1928, p. 197.</text:p>
      <text:p text:style-name="P10">2. Ibid., p. 200.</text:p>
      <text:p text:style-name="P10">3. Lampert, 1986, p. 340.</text:p>
      <text:p text:style-name="P10">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10">5. The National Research Council is quoted in Battista, 1999, p. 427.</text:p>
      <text:p text:style-name="P10">6. Resnick, 1987, p. 14.</text:p>
      <text:p text:style-name="P10">7. Brownell, 1932, p. 10. He added: if arithmetic somehow does become “meaningful, it becomes so in spite of drill” (p. 12).</text:p>
      <text:p text:style-name="P10">8. Putnam et al., 1990, p. 85.</text:p>
      <text:p text:style-name="P10">9. This real-life example comes from Paul Cobb by way of Gardner, 1991, p. 164.</text:p>
      <text:p text:style-name="P10">10. This example, from Max Wertheimer’s<text:span text:style-name="T31">Productive Thinking</text:span>, is cited in Schoenfeld, p. 148.</text:p>
      <text:p text:style-name="P10">11. Kamii, 1994, pp. 36-40.</text:p>
      <text:p text:style-name="P10">12. Cited in Schoenfeld, p. 150, among other places. Another example: a startling number of young children taught in traditional classrooms give the answer “36” to the question “There are 26 sheep and 10 goats on a ship. How old is the captain?” (Kamii, 1989, p. 160).</text:p>
      <text:p text:style-name="P10">13. Dossey et al., 1988, pp. 67, 54.</text:p>
      <text:p text:style-name="P10">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10">15. Kamii (e.g., 1994, pp. 43, 46) is especially persuasive on this point.</text:p>
      <text:p text:style-name="P10">16. Putnam et al., 1990, p. 96.</text:p>
      <text:p text:style-name="P10">17. Jackson, 1997, p. I: 1.</text:p>
      <text:p text:style-name="P10">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text:soft-page-break/>games (where the same numerical skills are often required) and a lack of sensitivity to the social and psychological disadvantages of setting children against each other (see Kohn, 1992a).</text:p>
      <text:p text:style-name="P10">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10">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10">21. Kahramanidis, 1988.</text:p>
      <text:p text:style-name="P10">22. Piaget, 1973, p. 106.</text:p>
      <text:p text:style-name="P10">23. Kamii, 1985b, p. 46.</text:p>
      <text:p text:style-name="P10">24. Another, more practical reason for asking this same question about a correct answer is that otherwise children will just assume “How did you get that?” is teacher code for “Nope -- try again.”</text:p>
      <text:p text:style-name="P10">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10">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10">27. Lester, 1996, pp. 146-52. For another teacher’s description of how – and how well – this approach works, see Strachota, 1996, chap. 3.</text:p>
      <text:p text:style-name="P10">28. Kamii, 1994, p. 67.</text:p>
      <text:p text:style-name="P10">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10"><text:span text:style-name="T28">Other </text:span><text:span text:style-name="T29">researchers have reached similar metacog</text:span></text:p>
      <text:p text:style-name="P10"><text:span text:style-name="T29"/></text:p>
      <text:p text:style-name="P10"><text:span text:style-name="T29">U.S. Students Slide In Global Ranking On Math, Reading, Science</text:span></text:p>
      <text:p text:style-name="P10"><text:span text:style-name="T29">NPR the two way – The breaking news NPR </text:span><text:span text:style-name="T30">by Bill Chappell. December 3, 2007</text:span></text:p>
      <text:p text:style-name="P10"/>
      <text:p text:style-name="P10"><text:soft-page-break/><text:span text:style-name="T52">Metacognition </text:span>conclusions <text:span text:style-name="T35">summarized </text:span>by Lester et al. as follows:</text:p>
      <text:p text:style-name="P10"/>
      <text:p text:style-name="Text_20_body"><text:a xlink:type="simple" xlink:href="http://www.oecd.org/pisa/keyfindings/pisa-2012-results.htm"><text:span text:style-name="T54">http://www.oecd.org/pisa/keyfindings/pisa-2012-results.htm</text:span></text:a><text:span text:style-name="T54"> Program of International Student Assessment website</text:span></text:p>
      <text:p text:style-name="Text_20_body"><text:span text:style-name="T38"/></text:p>
      <text:p text:style-name="P10"><text:span text:style-name="T38"/></text:p>
      <text:p text:style-name="Text_20_body"><text:a xlink:type="simple" xlink:href="http://www.reagan.utexas.edu/archives/speeches/1987/102687d.ht"><text:span text:style-name="T50"/></text:a></text:p>
      <text:p text:style-name="P10"><text:span text:style-name="T51"/></text:p>
      <text:p text:style-name="P10"><text:span text:style-name="T16"/></text:p>
      <text:p text:style-name="P10"><text:span text:style-name="T16"/></text:p>
      <text:p text:style-name="P21"><text:span text:style-name="T17"/></text:p>
      <text:p text:style-name="P10"><text:span text:style-name="T54"/></text:p>
      <text:p text:style-name="Text_20_body"><text:span text:style-name="T54"><text:s/></text:span></text:p>
      <text:p text:style-name="P10"><text:span text:style-name="T54"/></text:p>
      <text:p text:style-name="P10"/>
      <text:p text:style-name="P10"/>
      <text:p text:style-name="P10"/>
      <text:p text:style-name="Text_20_body"><text:a xlink:type="simple" xlink:href="http://ecs.org/clearinghouse/40/81/4081.pdf"><text:span text:style-name="T54"/></text:a></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Calibri1" svg:font-family="Calibri, sans-serif"/>
    <style:font-face style:name="Georgia" svg:font-family="Georgia, serif"/>
    <style:font-face style:name="Georgia\, serif" svg:font-family="'Georgia\, serif'"/>
    <style:font-face style:name="Helvetica Neue" svg:font-family="'Helvetica Neue', Arial, sans-serif"/>
    <style:font-face style:name="Helvetica" svg:font-family="Helvetica, Arial, sans-serif"/>
    <style:font-face style:name="Interstate-Light1" svg:font-family="Interstate-Light, serif"/>
    <style:font-face style:name="Lucida Grande1" svg:font-family="'Lucida Grande'"/>
    <style:font-face style:name="Lucida Grande" svg:font-family="'Lucida Grande', Verdana, Arial, Helvetica, sans-serif"/>
    <style:font-face style:name="Mangal1" svg:font-family="Mangal"/>
    <style:font-face style:name="Times New Roman1" svg:font-family="'Times New Roman'"/>
    <style:font-face style:name="Verdana2" svg:font-family="Verdana, Helvetica, sans-serif"/>
    <style:font-face style:name="Verdana1" svg:font-family="Verdana, sans-serif"/>
    <style:font-face style:name="arial" svg:font-family="arial, sans-serif"/>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Plato Regular" svg:font-family="'Plato 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08:40:17.789000000</meta:creation-date>
    <dc:date>2014-06-05T12:50:04.955000000</dc:date>
    <meta:editing-duration>PT3H13M7S</meta:editing-duration>
    <meta:editing-cycles>3</meta:editing-cycles>
    <meta:generator>LibreOffice/4.1.4.2$Windows_x86 LibreOffice_project/0a0440ccc0227ad9829de5f46be37cfb6edcf72</meta:generator>
    <meta:print-date>2014-06-05T11:36:02.715000000</meta:print-date>
    <meta:document-statistic meta:table-count="0" meta:image-count="0" meta:object-count="0" meta:page-count="31" meta:paragraph-count="505" meta:word-count="7950" meta:character-count="55622" meta:non-whitespace-character-count="47985"/>
  </office:meta>
</office:document-meta>
</file>